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319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3">
            <text:p>13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7">
            <text:p>16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6">
            <text:p>25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960">
            <text:p>1296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979">
            <text:p>1297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735">
            <text:p>1473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1">
            <text:p>2021-01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1 - 1.15)">
            <text:p>(0.51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88.875">
            <text:p>788.87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526127117513672">
            <text:p>0.0526127118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8956996210794">
            <text:p>1.1895699621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3.5181311276389">
            <text:p>13.5181311276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746.75">
            <text:p>746.7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77303278992907">
            <text:p>0.0277303279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9856333097491">
            <text:p>1.098563331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5.3409902020943">
            <text:p>25.340990202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405.375">
            <text:p>405.37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43826503459287">
            <text:p>0.0143826503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5074472304746">
            <text:p>1.050744723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552">
            <text:p>552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702">
            <text:p>2970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167.375">
            <text:p>167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563514241465221">
            <text:p>0.0056351424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1978523791815">
            <text:p>1.0197852379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30260">
            <text:p>30260</text:p>
          </table:table-cell>
          <table:table-cell office:value-type="float" office:value="644.5">
            <text:p>644.5</text:p>
          </table:table-cell>
          <table:table-cell office:value-type="float" office:value="872.75">
            <text:p>872.75</text:p>
          </table:table-cell>
          <table:table-cell office:value-type="float" office:value="-32.5">
            <text:p>-32.5</text:p>
          </table:table-cell>
          <table:table-cell office:value-type="float" office:value="0.0526337280522662">
            <text:p>0.0526337281</text:p>
          </table:table-cell>
          <table:table-cell office:value-type="float" office:value="0.0449245894888557">
            <text:p>0.0449245895</text:p>
          </table:table-cell>
          <table:table-cell office:value-type="float" office:value="-0.00107402511566424">
            <text:p>-0.0010740251</text:p>
          </table:table-cell>
          <table:table-cell office:value-type="float" office:value="1.18964785446714">
            <text:p>1.1896478545</text:p>
          </table:table-cell>
          <table:table-cell office:value-type="float" office:value="1.16119177194285">
            <text:p>1.1611917719</text:p>
          </table:table-cell>
          <table:table-cell office:value-type="float" office:value="0.996243173013875">
            <text:p>0.996243173</text:p>
          </table:table-cell>
          <table:table-cell office:value-type="float" office:value="13.5128694758015">
            <text:p>13.5128694758</text:p>
          </table:table-cell>
          <table:table-cell office:value-type="float" office:value="15.7731619673538">
            <text:p>15.77316196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669">
            <text:p>28669</text:p>
          </table:table-cell>
          <table:table-cell office:value-type="float" office:value="651">
            <text:p>651</text:p>
          </table:table-cell>
          <table:table-cell office:value-type="float" office:value="645.75">
            <text:p>645.75</text:p>
          </table:table-cell>
          <table:table-cell office:value-type="float" office:value="-90.625">
            <text:p>-90.625</text:p>
          </table:table-cell>
          <table:table-cell office:value-type="float" office:value="0.0498774134232302">
            <text:p>0.0498774134</text:p>
          </table:table-cell>
          <table:table-cell office:value-type="float" office:value="0.0319868238557559">
            <text:p>0.0319868239</text:p>
          </table:table-cell>
          <table:table-cell office:value-type="float" office:value="-0.00316107991210018">
            <text:p>-0.0031610799</text:p>
          </table:table-cell>
          <table:table-cell office:value-type="float" office:value="1.1794469494661">
            <text:p>1.1794469495</text:p>
          </table:table-cell>
          <table:table-cell office:value-type="float" office:value="1.11395927101989">
            <text:p>1.113959271</text:p>
          </table:table-cell>
          <table:table-cell office:value-type="float" office:value="0.988955805463022">
            <text:p>0.9889558055</text:p>
          </table:table-cell>
          <table:table-cell office:value-type="float" office:value="14.240777576988">
            <text:p>14.240777577</text:p>
          </table:table-cell>
          <table:table-cell office:value-type="float" office:value="22.0145269422692">
            <text:p>22.014526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20336">
            <text:p>20336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60.75">
            <text:p>60.75</text:p>
          </table:table-cell>
          <table:table-cell office:value-type="float" office:value="442.75">
            <text:p>442.75</text:p>
          </table:table-cell>
          <table:table-cell office:value-type="float" office:value="0.0539608084613156">
            <text:p>0.0539608085</text:p>
          </table:table-cell>
          <table:table-cell office:value-type="float" office:value="0.00298731313926042">
            <text:p>0.0029873131</text:p>
          </table:table-cell>
          <table:table-cell office:value-type="float" office:value="0.0156448763250883">
            <text:p>0.0156448763</text:p>
          </table:table-cell>
          <table:table-cell office:value-type="float" office:value="1.19456989656021">
            <text:p>1.1945698966</text:p>
          </table:table-cell>
          <table:table-cell office:value-type="float" office:value="1.0104730871054">
            <text:p>1.0104730871</text:p>
          </table:table-cell>
          <table:table-cell office:value-type="float" office:value="1.05523680096205">
            <text:p>1.055236801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4732">
            <text:p>14732</text:p>
          </table:table-cell>
          <table:table-cell office:value-type="float" office:value="19629">
            <text:p>19629</text:p>
          </table:table-cell>
          <table:table-cell office:value-type="float" office:value="29829">
            <text:p>29829</text:p>
          </table:table-cell>
          <table:table-cell office:value-type="float" office:value="780.5">
            <text:p>780.5</text:p>
          </table:table-cell>
          <table:table-cell office:value-type="float" office:value="-4.125">
            <text:p>-4.125</text:p>
          </table:table-cell>
          <table:table-cell office:value-type="float" office:value="213.75">
            <text:p>213.75</text:p>
          </table:table-cell>
          <table:table-cell office:value-type="float" office:value="0.0529799076839533">
            <text:p>0.0529799077</text:p>
          </table:table-cell>
          <table:table-cell office:value-type="float" office:value="-0.000210148250038209">
            <text:p>-0.0002101483</text:p>
          </table:table-cell>
          <table:table-cell office:value-type="float" office:value="0.00716584531831439">
            <text:p>0.0071658453</text:p>
          </table:table-cell>
          <table:table-cell office:value-type="float" office:value="1.19093114330551">
            <text:p>1.1909311433</text:p>
          </table:table-cell>
          <table:table-cell office:value-type="float" office:value="0.999264567682949">
            <text:p>0.9992645677</text:p>
          </table:table-cell>
          <table:table-cell office:value-type="float" office:value="1.02518110331879">
            <text:p>1.0251811033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5185">
            <text:p>15185</text:p>
          </table:table-cell>
          <table:table-cell office:value-type="float" office:value="19344">
            <text:p>19344</text:p>
          </table:table-cell>
          <table:table-cell office:value-type="float" office:value="30316">
            <text:p>30316</text:p>
          </table:table-cell>
          <table:table-cell office:value-type="float" office:value="-19.875">
            <text:p>-19.875</text:p>
          </table:table-cell>
          <table:table-cell office:value-type="float" office:value="-14.375">
            <text:p>-14.375</text:p>
          </table:table-cell>
          <table:table-cell office:value-type="float" office:value="-26.5">
            <text:p>-26.5</text:p>
          </table:table-cell>
          <table:table-cell office:value-type="float" office:value="-0.00130885742509055">
            <text:p>-0.0013088574</text:p>
          </table:table-cell>
          <table:table-cell office:value-type="float" office:value="-0.000743124483043838">
            <text:p>-0.0007431245</text:p>
          </table:table-cell>
          <table:table-cell office:value-type="float" office:value="-0.000874125874125874">
            <text:p>-0.0008741259</text:p>
          </table:table-cell>
          <table:table-cell office:value-type="float" office:value="0.995422356703391">
            <text:p>0.9954223567</text:p>
          </table:table-cell>
          <table:table-cell office:value-type="float" office:value="0.997400146687981">
            <text:p>0.9974001467</text:p>
          </table:table-cell>
          <table:table-cell office:value-type="float" office:value="0.996942057068805">
            <text:p>0.9969420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671">
            <text:p>671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523">
            <text:p>15523</text:p>
          </table:table-cell>
          <table:table-cell office:value-type="float" office:value="20160">
            <text:p>20160</text:p>
          </table:table-cell>
          <table:table-cell office:value-type="float" office:value="28808">
            <text:p>28808</text:p>
          </table:table-cell>
          <table:table-cell office:value-type="float" office:value="-55.625">
            <text:p>-55.625</text:p>
          </table:table-cell>
          <table:table-cell office:value-type="float" office:value="581.25">
            <text:p>581.25</text:p>
          </table:table-cell>
          <table:table-cell office:value-type="float" office:value="-124.875">
            <text:p>-124.875</text:p>
          </table:table-cell>
          <table:table-cell office:value-type="float" office:value="-0.0035833923854925">
            <text:p>-0.0035833924</text:p>
          </table:table-cell>
          <table:table-cell office:value-type="float" office:value="0.0288318452380952">
            <text:p>0.0288318452</text:p>
          </table:table-cell>
          <table:table-cell office:value-type="float" office:value="-0.00433473340738684">
            <text:p>-0.0043347334</text:p>
          </table:table-cell>
          <table:table-cell office:value-type="float" office:value="0.987483294424714">
            <text:p>0.9874832944</text:p>
          </table:table-cell>
          <table:table-cell office:value-type="float" office:value="1.10254075792101">
            <text:p>1.1025407579</text:p>
          </table:table-cell>
          <table:table-cell office:value-type="float" office:value="0.984865261305024">
            <text:p>0.9848652613</text:p>
          </table:table-cell>
          <table:table-cell office:value-type="float" office:value="0">
            <text:p>0</text:p>
          </table:table-cell>
          <table:table-cell office:value-type="float" office:value="24.3859591483557">
            <text:p>24.3859591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952">
            <text:p>952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033">
            <text:p>16033</text:p>
          </table:table-cell>
          <table:table-cell office:value-type="float" office:value="20881">
            <text:p>20881</text:p>
          </table:table-cell>
          <table:table-cell office:value-type="float" office:value="28300">
            <text:p>28300</text:p>
          </table:table-cell>
          <table:table-cell office:value-type="float" office:value="4">
            <text:p>4</text:p>
          </table:table-cell>
          <table:table-cell office:value-type="float" office:value="23.75">
            <text:p>23.75</text:p>
          </table:table-cell>
          <table:table-cell office:value-type="float" office:value="442.75">
            <text:p>442.75</text:p>
          </table:table-cell>
          <table:table-cell office:value-type="float" office:value="0.000249485436287657">
            <text:p>0.0002494854</text:p>
          </table:table-cell>
          <table:table-cell office:value-type="float" office:value="0.00113739763421292">
            <text:p>0.0011373976</text:p>
          </table:table-cell>
          <table:table-cell office:value-type="float" office:value="0.0156448763250883">
            <text:p>0.0156448763</text:p>
          </table:table-cell>
          <table:table-cell office:value-type="float" office:value="1.00087332102325">
            <text:p>1.000873321</text:p>
          </table:table-cell>
          <table:table-cell office:value-type="float" office:value="1.00398342731957">
            <text:p>1.0039834273</text:p>
          </table:table-cell>
          <table:table-cell office:value-type="float" office:value="1.05523680096205">
            <text:p>1.055236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5380">
            <text:p>15380</text:p>
          </table:table-cell>
          <table:table-cell office:value-type="float" office:value="21828">
            <text:p>21828</text:p>
          </table:table-cell>
          <table:table-cell office:value-type="float" office:value="29829">
            <text:p>29829</text:p>
          </table:table-cell>
          <table:table-cell office:value-type="float" office:value="-19.875">
            <text:p>-19.875</text:p>
          </table:table-cell>
          <table:table-cell office:value-type="float" office:value="74.625">
            <text:p>74.625</text:p>
          </table:table-cell>
          <table:table-cell office:value-type="float" office:value="213.75">
            <text:p>213.75</text:p>
          </table:table-cell>
          <table:table-cell office:value-type="float" office:value="-0.00129226267880364">
            <text:p>-0.0012922627</text:p>
          </table:table-cell>
          <table:table-cell office:value-type="float" office:value="0.00341877405167675">
            <text:p>0.0034187741</text:p>
          </table:table-cell>
          <table:table-cell office:value-type="float" office:value="0.00716584531831439">
            <text:p>0.0071658453</text:p>
          </table:table-cell>
          <table:table-cell office:value-type="float" office:value="0.995480353712136">
            <text:p>0.9954803537</text:p>
          </table:table-cell>
          <table:table-cell office:value-type="float" office:value="1.01198861769226">
            <text:p>1.0119886177</text:p>
          </table:table-cell>
          <table:table-cell office:value-type="float" office:value="1.02518110331879">
            <text:p>1.02518110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708">
            <text:p>708</text:p>
          </table:table-cell>
          <table:table-cell office:value-type="float" office:value="15280">
            <text:p>15280</text:p>
          </table:table-cell>
          <table:table-cell office:value-type="float" office:value="22268">
            <text:p>22268</text:p>
          </table:table-cell>
          <table:table-cell office:value-type="float" office:value="30316">
            <text:p>30316</text:p>
          </table:table-cell>
          <table:table-cell office:value-type="float" office:value="-36.75">
            <text:p>-36.75</text:p>
          </table:table-cell>
          <table:table-cell office:value-type="float" office:value="126.375">
            <text:p>126.375</text:p>
          </table:table-cell>
          <table:table-cell office:value-type="float" office:value="-26.5">
            <text:p>-26.5</text:p>
          </table:table-cell>
          <table:table-cell office:value-type="float" office:value="-0.00240510471204189">
            <text:p>-0.0024051047</text:p>
          </table:table-cell>
          <table:table-cell office:value-type="float" office:value="0.00567518412071133">
            <text:p>0.0056751841</text:p>
          </table:table-cell>
          <table:table-cell office:value-type="float" office:value="-0.000874125874125874">
            <text:p>-0.0008741259</text:p>
          </table:table-cell>
          <table:table-cell office:value-type="float" office:value="0.991593471184058">
            <text:p>0.9915934712</text:p>
          </table:table-cell>
          <table:table-cell office:value-type="float" office:value="1.01992627154351">
            <text:p>1.0199262715</text:p>
          </table:table-cell>
          <table:table-cell office:value-type="float" office:value="0.996942057068805">
            <text:p>0.9969420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5530">
            <text:p>15530</text:p>
          </table:table-cell>
          <table:table-cell office:value-type="float" office:value="20913">
            <text:p>20913</text:p>
          </table:table-cell>
          <table:table-cell office:value-type="float" office:value="28817">
            <text:p>28817</text:p>
          </table:table-cell>
          <table:table-cell office:value-type="float" office:value="-106.625">
            <text:p>-106.625</text:p>
          </table:table-cell>
          <table:table-cell office:value-type="float" office:value="231.875">
            <text:p>231.875</text:p>
          </table:table-cell>
          <table:table-cell office:value-type="float" office:value="-95">
            <text:p>-95</text:p>
          </table:table-cell>
          <table:table-cell office:value-type="float" office:value="-0.00686574372182872">
            <text:p>-0.0068657437</text:p>
          </table:table-cell>
          <table:table-cell office:value-type="float" office:value="0.0110876010137235">
            <text:p>0.011087601</text:p>
          </table:table-cell>
          <table:table-cell office:value-type="float" office:value="-0.00329666516292466">
            <text:p>-0.0032966652</text:p>
          </table:table-cell>
          <table:table-cell office:value-type="float" office:value="0.976062288309833">
            <text:p>0.9760622883</text:p>
          </table:table-cell>
          <table:table-cell office:value-type="float" office:value="1.03904755594466">
            <text:p>1.0390475559</text:p>
          </table:table-cell>
          <table:table-cell office:value-type="float" office:value="0.988482973212109">
            <text:p>0.9884829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16000">
            <text:p>16000</text:p>
          </table:table-cell>
          <table:table-cell office:value-type="float" office:value="20368">
            <text:p>20368</text:p>
          </table:table-cell>
          <table:table-cell office:value-type="float" office:value="28101">
            <text:p>28101</text:p>
          </table:table-cell>
          <table:table-cell office:value-type="float" office:value="277.75">
            <text:p>277.75</text:p>
          </table:table-cell>
          <table:table-cell office:value-type="float" office:value="268.5">
            <text:p>268.5</text:p>
          </table:table-cell>
          <table:table-cell office:value-type="float" office:value="14.875">
            <text:p>14.875</text:p>
          </table:table-cell>
          <table:table-cell office:value-type="float" office:value="0.017359375">
            <text:p>0.017359375</text:p>
          </table:table-cell>
          <table:table-cell office:value-type="float" office:value="0.0131824430479183">
            <text:p>0.013182443</text:p>
          </table:table-cell>
          <table:table-cell office:value-type="float" office:value="0.000529340592861464">
            <text:p>0.0005293406</text:p>
          </table:table-cell>
          <table:table-cell office:value-type="float" office:value="1.06134845438477">
            <text:p>1.0613484544</text:p>
          </table:table-cell>
          <table:table-cell office:value-type="float" office:value="1.04647915320495">
            <text:p>1.0464791532</text:p>
          </table:table-cell>
          <table:table-cell office:value-type="float" office:value="1.00185324126988">
            <text:p>1.0018532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6">
            <text:p>766</text:p>
          </table:table-cell>
          <table:table-cell office:value-type="float" office:value="15380">
            <text:p>15380</text:p>
          </table:table-cell>
          <table:table-cell office:value-type="float" office:value="20293">
            <text:p>20293</text:p>
          </table:table-cell>
          <table:table-cell office:value-type="float" office:value="29887">
            <text:p>29887</text:p>
          </table:table-cell>
          <table:table-cell office:value-type="float" office:value="-19.875">
            <text:p>-19.875</text:p>
          </table:table-cell>
          <table:table-cell office:value-type="float" office:value="336.25">
            <text:p>336.25</text:p>
          </table:table-cell>
          <table:table-cell office:value-type="float" office:value="128.625">
            <text:p>128.625</text:p>
          </table:table-cell>
          <table:table-cell office:value-type="float" office:value="-0.00129226267880364">
            <text:p>-0.0012922627</text:p>
          </table:table-cell>
          <table:table-cell office:value-type="float" office:value="0.0165697531168383">
            <text:p>0.0165697531</text:p>
          </table:table-cell>
          <table:table-cell office:value-type="float" office:value="0.00430371064342356">
            <text:p>0.0043037106</text:p>
          </table:table-cell>
          <table:table-cell office:value-type="float" office:value="0.995480353712136">
            <text:p>0.9954803537</text:p>
          </table:table-cell>
          <table:table-cell office:value-type="float" office:value="1.05853226707691">
            <text:p>1.0585322671</text:p>
          </table:table-cell>
          <table:table-cell office:value-type="float" office:value="1.01509929022558">
            <text:p>1.01509929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172">
            <text:p>15172</text:p>
          </table:table-cell>
          <table:table-cell office:value-type="float" office:value="20420">
            <text:p>20420</text:p>
          </table:table-cell>
          <table:table-cell office:value-type="float" office:value="30124">
            <text:p>30124</text:p>
          </table:table-cell>
          <table:table-cell office:value-type="float" office:value="39">
            <text:p>39</text:p>
          </table:table-cell>
          <table:table-cell office:value-type="float" office:value="386.375">
            <text:p>386.375</text:p>
          </table:table-cell>
          <table:table-cell office:value-type="float" office:value="176">
            <text:p>176</text:p>
          </table:table-cell>
          <table:table-cell office:value-type="float" office:value="0.00257052465067229">
            <text:p>0.0025705247</text:p>
          </table:table-cell>
          <table:table-cell office:value-type="float" office:value="0.0189214005876592">
            <text:p>0.0189214006</text:p>
          </table:table-cell>
          <table:table-cell office:value-type="float" office:value="0.00584251759394503">
            <text:p>0.0058425176</text:p>
          </table:table-cell>
          <table:table-cell office:value-type="float" office:value="1.00900978716743">
            <text:p>1.0090097872</text:p>
          </table:table-cell>
          <table:table-cell office:value-type="float" office:value="1.0669266200812">
            <text:p>1.0669266201</text:p>
          </table:table-cell>
          <table:table-cell office:value-type="float" office:value="1.02051571620201">
            <text:p>1.02051571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492">
            <text:p>15492</text:p>
          </table:table-cell>
          <table:table-cell office:value-type="float" office:value="20788">
            <text:p>20788</text:p>
          </table:table-cell>
          <table:table-cell office:value-type="float" office:value="28717">
            <text:p>28717</text:p>
          </table:table-cell>
          <table:table-cell office:value-type="float" office:value="-61.25">
            <text:p>-61.25</text:p>
          </table:table-cell>
          <table:table-cell office:value-type="float" office:value="216.875">
            <text:p>216.875</text:p>
          </table:table-cell>
          <table:table-cell office:value-type="float" office:value="666.875">
            <text:p>666.875</text:p>
          </table:table-cell>
          <table:table-cell office:value-type="float" office:value="-0.00395365349857991">
            <text:p>-0.0039536535</text:p>
          </table:table-cell>
          <table:table-cell office:value-type="float" office:value="0.0104327015585915">
            <text:p>0.0104327016</text:p>
          </table:table-cell>
          <table:table-cell office:value-type="float" office:value="0.0232223073440819">
            <text:p>0.0232223073</text:p>
          </table:table-cell>
          <table:table-cell office:value-type="float" office:value="0.986192850251905">
            <text:p>0.9861928503</text:p>
          </table:table-cell>
          <table:table-cell office:value-type="float" office:value="1.03672778432822">
            <text:p>1.0367277843</text:p>
          </table:table-cell>
          <table:table-cell office:value-type="float" office:value="1.08233505579872">
            <text:p>1.082335055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935813386503">
            <text:p>30.193581338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1199">
            <text:p>1199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5871">
            <text:p>15871</text:p>
          </table:table-cell>
          <table:table-cell office:value-type="float" office:value="20777">
            <text:p>20777</text:p>
          </table:table-cell>
          <table:table-cell office:value-type="float" office:value="31615">
            <text:p>31615</text:p>
          </table:table-cell>
          <table:table-cell office:value-type="float" office:value="303.625">
            <text:p>303.625</text:p>
          </table:table-cell>
          <table:table-cell office:value-type="float" office:value="52.75">
            <text:p>52.75</text:p>
          </table:table-cell>
          <table:table-cell office:value-type="float" office:value="419.625">
            <text:p>419.625</text:p>
          </table:table-cell>
          <table:table-cell office:value-type="float" office:value="0.0191308046121857">
            <text:p>0.0191308046</text:p>
          </table:table-cell>
          <table:table-cell office:value-type="float" office:value="0.00253886509120662">
            <text:p>0.0025388651</text:p>
          </table:table-cell>
          <table:table-cell office:value-type="float" office:value="0.0132729716906532">
            <text:p>0.0132729717</text:p>
          </table:table-cell>
          <table:table-cell office:value-type="float" office:value="1.06767515200547">
            <text:p>1.067675152</text:p>
          </table:table-cell>
          <table:table-cell office:value-type="float" office:value="1.00889866165769">
            <text:p>1.0088986617</text:p>
          </table:table-cell>
          <table:table-cell office:value-type="float" office:value="1.04680069760119">
            <text:p>1.04680069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5972">
            <text:p>15972</text:p>
          </table:table-cell>
          <table:table-cell office:value-type="float" office:value="22228">
            <text:p>22228</text:p>
          </table:table-cell>
          <table:table-cell office:value-type="float" office:value="33577">
            <text:p>33577</text:p>
          </table:table-cell>
          <table:table-cell office:value-type="float" office:value="277.375">
            <text:p>277.375</text:p>
          </table:table-cell>
          <table:table-cell office:value-type="float" office:value="168.375">
            <text:p>168.375</text:p>
          </table:table-cell>
          <table:table-cell office:value-type="float" office:value="-167.75">
            <text:p>-167.75</text:p>
          </table:table-cell>
          <table:table-cell office:value-type="float" office:value="0.0173663285750063">
            <text:p>0.0173663286</text:p>
          </table:table-cell>
          <table:table-cell office:value-type="float" office:value="0.00757490552456361">
            <text:p>0.0075749055</text:p>
          </table:table-cell>
          <table:table-cell office:value-type="float" office:value="-0.00499597939065432">
            <text:p>-0.0049959794</text:p>
          </table:table-cell>
          <table:table-cell office:value-type="float" office:value="1.06137326517414">
            <text:p>1.0613732652</text:p>
          </table:table-cell>
          <table:table-cell office:value-type="float" office:value="1.02662463255564">
            <text:p>1.0266246326</text:p>
          </table:table-cell>
          <table:table-cell office:value-type="float" office:value="0.982562993360451">
            <text:p>0.9825629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616">
            <text:p>616</text:p>
          </table:table-cell>
          <table:table-cell office:value-type="float" office:value="16180">
            <text:p>16180</text:p>
          </table:table-cell>
          <table:table-cell office:value-type="float" office:value="22399">
            <text:p>22399</text:p>
          </table:table-cell>
          <table:table-cell office:value-type="float" office:value="34664">
            <text:p>34664</text:p>
          </table:table-cell>
          <table:table-cell office:value-type="float" office:value="341">
            <text:p>341</text:p>
          </table:table-cell>
          <table:table-cell office:value-type="float" office:value="149.625">
            <text:p>149.625</text:p>
          </table:table-cell>
          <table:table-cell office:value-type="float" office:value="-404.5">
            <text:p>-404.5</text:p>
          </table:table-cell>
          <table:table-cell office:value-type="float" office:value="0.0210754017305315">
            <text:p>0.0210754017</text:p>
          </table:table-cell>
          <table:table-cell office:value-type="float" office:value="0.00667998571364793">
            <text:p>0.0066799857</text:p>
          </table:table-cell>
          <table:table-cell office:value-type="float" office:value="-0.0116691668589892">
            <text:p>-0.0116691669</text:p>
          </table:table-cell>
          <table:table-cell office:value-type="float" office:value="1.07463448427074">
            <text:p>1.0746344843</text:p>
          </table:table-cell>
          <table:table-cell office:value-type="float" office:value="1.02346740952767">
            <text:p>1.0234674095</text:p>
          </table:table-cell>
          <table:table-cell office:value-type="float" office:value="0.959424808125697">
            <text:p>0.9594248081</text:p>
          </table:table-cell>
          <table:table-cell office:value-type="float" office:value="33.2342878940556">
            <text:p>33.23428789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300">
            <text:p>21300</text:p>
          </table:table-cell>
          <table:table-cell office:value-type="float" office:value="33210">
            <text:p>33210</text:p>
          </table:table-cell>
          <table:table-cell office:value-type="float" office:value="33.125">
            <text:p>33.125</text:p>
          </table:table-cell>
          <table:table-cell office:value-type="float" office:value="465.75">
            <text:p>465.75</text:p>
          </table:table-cell>
          <table:table-cell office:value-type="float" office:value="-777.125">
            <text:p>-777.125</text:p>
          </table:table-cell>
          <table:table-cell office:value-type="float" office:value="0.00202327143904227">
            <text:p>0.0020232714</text:p>
          </table:table-cell>
          <table:table-cell office:value-type="float" office:value="0.0218661971830986">
            <text:p>0.0218661972</text:p>
          </table:table-cell>
          <table:table-cell office:value-type="float" office:value="-0.0234003312255345">
            <text:p>-0.0234003312</text:p>
          </table:table-cell>
          <table:table-cell office:value-type="float" office:value="1.00708947354619">
            <text:p>1.0070894735</text:p>
          </table:table-cell>
          <table:table-cell office:value-type="float" office:value="1.07746882607618">
            <text:p>1.0774688261</text:p>
          </table:table-cell>
          <table:table-cell office:value-type="float" office:value="0.9191720886935">
            <text:p>0.9191720887</text:p>
          </table:table-cell>
          <table:table-cell office:value-type="float" office:value="0">
            <text:p>0</text:p>
          </table:table-cell>
          <table:table-cell office:value-type="float" office:value="32.0448087558375">
            <text:p>32.0448087558</text:p>
          </table:table-cell>
          <table:table-cell office:value-type="float" office:value="-29.2733137965347">
            <text:p>-29.273313796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4">
            <text:p>1234</text:p>
          </table:table-cell>
          <table:table-cell office:value-type="float" office:value="16001">
            <text:p>16001</text:p>
          </table:table-cell>
          <table:table-cell office:value-type="float" office:value="23028">
            <text:p>23028</text:p>
          </table:table-cell>
          <table:table-cell office:value-type="float" office:value="31701">
            <text:p>31701</text:p>
          </table:table-cell>
          <table:table-cell office:value-type="float" office:value="166.75">
            <text:p>166.75</text:p>
          </table:table-cell>
          <table:table-cell office:value-type="float" office:value="-907.75">
            <text:p>-907.75</text:p>
          </table:table-cell>
          <table:table-cell office:value-type="float" office:value="459.5">
            <text:p>459.5</text:p>
          </table:table-cell>
          <table:table-cell office:value-type="float" office:value="0.0104212236735204">
            <text:p>0.0104212237</text:p>
          </table:table-cell>
          <table:table-cell office:value-type="float" office:value="-0.0394194024665624">
            <text:p>-0.0394194025</text:p>
          </table:table-cell>
          <table:table-cell office:value-type="float" office:value="0.0144948108892464">
            <text:p>0.0144948109</text:p>
          </table:table-cell>
          <table:table-cell office:value-type="float" office:value="1.03668714258691">
            <text:p>1.0366871426</text:p>
          </table:table-cell>
          <table:table-cell office:value-type="float" office:value="0.86507771437704">
            <text:p>0.8650777144</text:p>
          </table:table-cell>
          <table:table-cell office:value-type="float" office:value="1.05114363321608">
            <text:p>1.0511436332</text:p>
          </table:table-cell>
          <table:table-cell office:value-type="float" office:value="0">
            <text:p>0</text:p>
          </table:table-cell>
          <table:table-cell office:value-type="float" office:value="-17.2350122918086">
            <text:p>-17.2350122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15262">
            <text:p>15262</text:p>
          </table:table-cell>
          <table:table-cell office:value-type="float" office:value="20625">
            <text:p>20625</text:p>
          </table:table-cell>
          <table:table-cell office:value-type="float" office:value="33577">
            <text:p>33577</text:p>
          </table:table-cell>
          <table:table-cell office:value-type="float" office:value="61.5">
            <text:p>61.5</text:p>
          </table:table-cell>
          <table:table-cell office:value-type="float" office:value="130.75">
            <text:p>130.75</text:p>
          </table:table-cell>
          <table:table-cell office:value-type="float" office:value="-167.75">
            <text:p>-167.75</text:p>
          </table:table-cell>
          <table:table-cell office:value-type="float" office:value="0.0040296160398375">
            <text:p>0.004029616</text:p>
          </table:table-cell>
          <table:table-cell office:value-type="float" office:value="0.00633939393939394">
            <text:p>0.0063393939</text:p>
          </table:table-cell>
          <table:table-cell office:value-type="float" office:value="-0.00499597939065432">
            <text:p>-0.0049959794</text:p>
          </table:table-cell>
          <table:table-cell office:value-type="float" office:value="1.01413548223807">
            <text:p>1.0141354822</text:p>
          </table:table-cell>
          <table:table-cell office:value-type="float" office:value="1.0222666471023">
            <text:p>1.0222666471</text:p>
          </table:table-cell>
          <table:table-cell office:value-type="float" office:value="0.982562993360451">
            <text:p>0.9825629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8">
            <text:p>468</text:p>
          </table:table-cell>
          <table:table-cell office:value-type="float" office:value="14074">
            <text:p>14074</text:p>
          </table:table-cell>
          <table:table-cell office:value-type="float" office:value="20678">
            <text:p>20678</text:p>
          </table:table-cell>
          <table:table-cell office:value-type="float" office:value="34664">
            <text:p>34664</text:p>
          </table:table-cell>
          <table:table-cell office:value-type="float" office:value="-980.375">
            <text:p>-980.375</text:p>
          </table:table-cell>
          <table:table-cell office:value-type="float" office:value="-263.25">
            <text:p>-263.25</text:p>
          </table:table-cell>
          <table:table-cell office:value-type="float" office:value="-404.5">
            <text:p>-404.5</text:p>
          </table:table-cell>
          <table:table-cell office:value-type="float" office:value="-0.06965859030837">
            <text:p>-0.0696585903</text:p>
          </table:table-cell>
          <table:table-cell office:value-type="float" office:value="-0.0127309217525873">
            <text:p>-0.0127309218</text:p>
          </table:table-cell>
          <table:table-cell office:value-type="float" office:value="-0.0116691668589892">
            <text:p>-0.0116691669</text:p>
          </table:table-cell>
          <table:table-cell office:value-type="float" office:value="0.765705479560054">
            <text:p>0.7657054796</text:p>
          </table:table-cell>
          <table:table-cell office:value-type="float" office:value="0.955759443548539">
            <text:p>0.9557594435</text:p>
          </table:table-cell>
          <table:table-cell office:value-type="float" office:value="0.959424808125697">
            <text:p>0.9594248081</text:p>
          </table:table-cell>
          <table:table-cell office:value-type="float" office:value="-9.59989074920854">
            <text:p>-9.59989074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2392">
            <text:p>12392</text:p>
          </table:table-cell>
          <table:table-cell office:value-type="float" office:value="21048">
            <text:p>21048</text:p>
          </table:table-cell>
          <table:table-cell office:value-type="float" office:value="33375">
            <text:p>33375</text:p>
          </table:table-cell>
          <table:table-cell office:value-type="float" office:value="-853.25">
            <text:p>-853.25</text:p>
          </table:table-cell>
          <table:table-cell office:value-type="float" office:value="315.25">
            <text:p>315.25</text:p>
          </table:table-cell>
          <table:table-cell office:value-type="float" office:value="-742.125">
            <text:p>-742.125</text:p>
          </table:table-cell>
          <table:table-cell office:value-type="float" office:value="-0.0688549063912201">
            <text:p>-0.0688549064</text:p>
          </table:table-cell>
          <table:table-cell office:value-type="float" office:value="0.0149776700874192">
            <text:p>0.0149776701</text:p>
          </table:table-cell>
          <table:table-cell office:value-type="float" office:value="-0.0222359550561798">
            <text:p>-0.0222359551</text:p>
          </table:table-cell>
          <table:table-cell office:value-type="float" office:value="0.768300183973651">
            <text:p>0.768300184</text:p>
          </table:table-cell>
          <table:table-cell office:value-type="float" office:value="1.05286153328441">
            <text:p>1.0528615333</text:p>
          </table:table-cell>
          <table:table-cell office:value-type="float" office:value="0.923143255190001">
            <text:p>0.9231432552</text:p>
          </table:table-cell>
          <table:table-cell office:value-type="float" office:value="-9.71608578625216">
            <text:p>-9.7160857863</text:p>
          </table:table-cell>
          <table:table-cell office:value-type="float" office:value="0">
            <text:p>0</text:p>
          </table:table-cell>
          <table:table-cell office:value-type="float" office:value="-30.8244868339848">
            <text:p>-30.82448683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682">
            <text:p>11682</text:p>
          </table:table-cell>
          <table:table-cell office:value-type="float" office:value="20810">
            <text:p>20810</text:p>
          </table:table-cell>
          <table:table-cell office:value-type="float" office:value="31967">
            <text:p>31967</text:p>
          </table:table-cell>
          <table:table-cell office:value-type="float" office:value="-565.125">
            <text:p>-565.125</text:p>
          </table:table-cell>
          <table:table-cell office:value-type="float" office:value="-861.125">
            <text:p>-861.125</text:p>
          </table:table-cell>
          <table:table-cell office:value-type="float" office:value="172">
            <text:p>172</text:p>
          </table:table-cell>
          <table:table-cell office:value-type="float" office:value="-0.0483757062146893">
            <text:p>-0.0483757062</text:p>
          </table:table-cell>
          <table:table-cell office:value-type="float" office:value="-0.041380345987506">
            <text:p>-0.041380346</text:p>
          </table:table-cell>
          <table:table-cell office:value-type="float" office:value="0.00538054869083743">
            <text:p>0.0053805487</text:p>
          </table:table-cell>
          <table:table-cell office:value-type="float" office:value="0.835271837794057">
            <text:p>0.8352718378</text:p>
          </table:table-cell>
          <table:table-cell office:value-type="float" office:value="0.858524961790459">
            <text:p>0.8585249618</text:p>
          </table:table-cell>
          <table:table-cell office:value-type="float" office:value="1.01888866301419">
            <text:p>1.018888663</text:p>
          </table:table-cell>
          <table:table-cell office:value-type="float" office:value="-13.978977097368">
            <text:p>-13.9789770974</text:p>
          </table:table-cell>
          <table:table-cell office:value-type="float" office:value="-16.4016230257185">
            <text:p>-16.4016230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7">
            <text:p>577</text:p>
          </table:table-cell>
          <table:table-cell office:value-type="float" office:value="12088">
            <text:p>12088</text:p>
          </table:table-cell>
          <table:table-cell office:value-type="float" office:value="20146">
            <text:p>20146</text:p>
          </table:table-cell>
          <table:table-cell office:value-type="float" office:value="33679">
            <text:p>33679</text:p>
          </table:table-cell>
          <table:table-cell office:value-type="float" office:value="-245.75">
            <text:p>-245.75</text:p>
          </table:table-cell>
          <table:table-cell office:value-type="float" office:value="-408.5">
            <text:p>-408.5</text:p>
          </table:table-cell>
          <table:table-cell office:value-type="float" office:value="-118.25">
            <text:p>-118.25</text:p>
          </table:table-cell>
          <table:table-cell office:value-type="float" office:value="-0.0203300794176042">
            <text:p>-0.0203300794</text:p>
          </table:table-cell>
          <table:table-cell office:value-type="float" office:value="-0.0202769780601608">
            <text:p>-0.0202769781</text:p>
          </table:table-cell>
          <table:table-cell office:value-type="float" office:value="-0.00351108999673387">
            <text:p>-0.00351109</text:p>
          </table:table-cell>
          <table:table-cell office:value-type="float" office:value="0.929654813811472">
            <text:p>0.9296548138</text:p>
          </table:table-cell>
          <table:table-cell office:value-type="float" office:value="0.929836442234372">
            <text:p>0.9298364422</text:p>
          </table:table-cell>
          <table:table-cell office:value-type="float" office:value="0.987735347407243">
            <text:p>0.9877353474</text:p>
          </table:table-cell>
          <table:table-cell office:value-type="float" office:value="-33.7469017291484">
            <text:p>-33.7469017291</text:p>
          </table:table-cell>
          <table:table-cell office:value-type="float" office:value="-33.8361919722998">
            <text:p>-33.8361919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844">
            <text:p>844</text:p>
          </table:table-cell>
          <table:table-cell office:value-type="float" office:value="12835">
            <text:p>12835</text:p>
          </table:table-cell>
          <table:table-cell office:value-type="float" office:value="19618">
            <text:p>19618</text:p>
          </table:table-cell>
          <table:table-cell office:value-type="float" office:value="33976">
            <text:p>33976</text:p>
          </table:table-cell>
          <table:table-cell office:value-type="float" office:value="-175.5">
            <text:p>-175.5</text:p>
          </table:table-cell>
          <table:table-cell office:value-type="float" office:value="-241.375">
            <text:p>-241.375</text:p>
          </table:table-cell>
          <table:table-cell office:value-type="float" office:value="-435.125">
            <text:p>-435.125</text:p>
          </table:table-cell>
          <table:table-cell office:value-type="float" office:value="-0.0136735488897546">
            <text:p>-0.0136735489</text:p>
          </table:table-cell>
          <table:table-cell office:value-type="float" office:value="-0.0123037516566419">
            <text:p>-0.0123037517</text:p>
          </table:table-cell>
          <table:table-cell office:value-type="float" office:value="-0.0128068342359312">
            <text:p>-0.0128068342</text:p>
          </table:table-cell>
          <table:table-cell office:value-type="float" office:value="0.95250903212677">
            <text:p>0.9525090321</text:p>
          </table:table-cell>
          <table:table-cell office:value-type="float" office:value="0.957233578519217">
            <text:p>0.9572335785</text:p>
          </table:table-cell>
          <table:table-cell office:value-type="float" office:value="0.955497549580408">
            <text:p>0.9554975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392">
            <text:p>12392</text:p>
          </table:table-cell>
          <table:table-cell office:value-type="float" office:value="19088">
            <text:p>19088</text:p>
          </table:table-cell>
          <table:table-cell office:value-type="float" office:value="33351">
            <text:p>33351</text:p>
          </table:table-cell>
          <table:table-cell office:value-type="float" office:value="-853.25">
            <text:p>-853.25</text:p>
          </table:table-cell>
          <table:table-cell office:value-type="float" office:value="-549.25">
            <text:p>-549.25</text:p>
          </table:table-cell>
          <table:table-cell office:value-type="float" office:value="-898.875">
            <text:p>-898.875</text:p>
          </table:table-cell>
          <table:table-cell office:value-type="float" office:value="-0.0688549063912201">
            <text:p>-0.0688549064</text:p>
          </table:table-cell>
          <table:table-cell office:value-type="float" office:value="-0.0287746227996647">
            <text:p>-0.0287746228</text:p>
          </table:table-cell>
          <table:table-cell office:value-type="float" office:value="-0.0269519654583071">
            <text:p>-0.0269519655</text:p>
          </table:table-cell>
          <table:table-cell office:value-type="float" office:value="0.768300183973651">
            <text:p>0.768300184</text:p>
          </table:table-cell>
          <table:table-cell office:value-type="float" office:value="0.900911658879009">
            <text:p>0.9009116589</text:p>
          </table:table-cell>
          <table:table-cell office:value-type="float" office:value="0.907091881442374">
            <text:p>0.9070918814</text:p>
          </table:table-cell>
          <table:table-cell office:value-type="float" office:value="-9.71608578625216">
            <text:p>-9.7160857863</text:p>
          </table:table-cell>
          <table:table-cell office:value-type="float" office:value="-23.7405763459454">
            <text:p>-23.7405763459</text:p>
          </table:table-cell>
          <table:table-cell office:value-type="float" office:value="-25.3697196186863">
            <text:p>-25.36971961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424">
            <text:p>11424</text:p>
          </table:table-cell>
          <table:table-cell office:value-type="float" office:value="17488">
            <text:p>17488</text:p>
          </table:table-cell>
          <table:table-cell office:value-type="float" office:value="29768">
            <text:p>29768</text:p>
          </table:table-cell>
          <table:table-cell office:value-type="float" office:value="-455.375">
            <text:p>-455.375</text:p>
          </table:table-cell>
          <table:table-cell office:value-type="float" office:value="-905.875">
            <text:p>-905.875</text:p>
          </table:table-cell>
          <table:table-cell office:value-type="float" office:value="-1401.875">
            <text:p>-1401.875</text:p>
          </table:table-cell>
          <table:table-cell office:value-type="float" office:value="-0.0398612570028011">
            <text:p>-0.039861257</text:p>
          </table:table-cell>
          <table:table-cell office:value-type="float" office:value="-0.0517998055809698">
            <text:p>-0.0517998056</text:p>
          </table:table-cell>
          <table:table-cell office:value-type="float" office:value="-0.0470933552808385">
            <text:p>-0.0470933553</text:p>
          </table:table-cell>
          <table:table-cell office:value-type="float" office:value="0.863599883317489">
            <text:p>0.8635998833</text:p>
          </table:table-cell>
          <table:table-cell office:value-type="float" office:value="0.823959791388729">
            <text:p>0.8239597914</text:p>
          </table:table-cell>
          <table:table-cell office:value-type="float" office:value="0.839520113375816">
            <text:p>0.8395201134</text:p>
          </table:table-cell>
          <table:table-cell office:value-type="float" office:value="-17.0400713956084">
            <text:p>-17.0400713956</text:p>
          </table:table-cell>
          <table:table-cell office:value-type="float" office:value="-13.0316241268063">
            <text:p>-13.0316241268</text:p>
          </table:table-cell>
          <table:table-cell office:value-type="float" office:value="-14.3692172612006">
            <text:p>-14.36921726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358">
            <text:p>17358</text:p>
          </table:table-cell>
          <table:table-cell office:value-type="float" office:value="26885">
            <text:p>26885</text:p>
          </table:table-cell>
          <table:table-cell office:value-type="float" office:value="-264.375">
            <text:p>-264.375</text:p>
          </table:table-cell>
          <table:table-cell office:value-type="float" office:value="-36.375">
            <text:p>-36.375</text:p>
          </table:table-cell>
          <table:table-cell office:value-type="float" office:value="-1610.875">
            <text:p>-1610.875</text:p>
          </table:table-cell>
          <table:table-cell office:value-type="float" office:value="-0.0219071097116341">
            <text:p>-0.0219071097</text:p>
          </table:table-cell>
          <table:table-cell office:value-type="float" office:value="-0.00209557552713446">
            <text:p>-0.0020955755</text:p>
          </table:table-cell>
          <table:table-cell office:value-type="float" office:value="-0.0599172400967082">
            <text:p>-0.0599172401</text:p>
          </table:table-cell>
          <table:table-cell office:value-type="float" office:value="0.924265762062879">
            <text:p>0.9242657621</text:p>
          </table:table-cell>
          <table:table-cell office:value-type="float" office:value="0.992674092871138">
            <text:p>0.9926740929</text:p>
          </table:table-cell>
          <table:table-cell office:value-type="float" office:value="0.797326207956702">
            <text:p>0.797326208</text:p>
          </table:table-cell>
          <table:table-cell office:value-type="float" office:value="-31.2924312992851">
            <text:p>-31.2924312993</text:p>
          </table:table-cell>
          <table:table-cell office:value-type="float" office:value="0">
            <text:p>0</text:p>
          </table:table-cell>
          <table:table-cell office:value-type="float" office:value="-11.2182673424012">
            <text:p>-11.218267342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440">
            <text:p>12440</text:p>
          </table:table-cell>
          <table:table-cell office:value-type="float" office:value="16724">
            <text:p>16724</text:p>
          </table:table-cell>
          <table:table-cell office:value-type="float" office:value="24230">
            <text:p>24230</text:p>
          </table:table-cell>
          <table:table-cell office:value-type="float" office:value="-199.375">
            <text:p>-199.375</text:p>
          </table:table-cell>
          <table:table-cell office:value-type="float" office:value="-134.375">
            <text:p>-134.375</text:p>
          </table:table-cell>
          <table:table-cell office:value-type="float" office:value="-1440.5">
            <text:p>-1440.5</text:p>
          </table:table-cell>
          <table:table-cell office:value-type="float" office:value="-0.0160269292604502">
            <text:p>-0.0160269293</text:p>
          </table:table-cell>
          <table:table-cell office:value-type="float" office:value="-0.00803486008132026">
            <text:p>-0.0080348601</text:p>
          </table:table-cell>
          <table:table-cell office:value-type="float" office:value="-0.0594510936855138">
            <text:p>-0.0594510937</text:p>
          </table:table-cell>
          <table:table-cell office:value-type="float" office:value="0.944409198013003">
            <text:p>0.944409198</text:p>
          </table:table-cell>
          <table:table-cell office:value-type="float" office:value="0.972004525309371">
            <text:p>0.9720045253</text:p>
          </table:table-cell>
          <table:table-cell office:value-type="float" office:value="0.798848659879893">
            <text:p>0.7988486599</text:p>
          </table:table-cell>
          <table:table-cell table:number-columns-repeated="2" office:value-type="float" office:value="0">
            <text:p>0</text:p>
          </table:table-cell>
          <table:table-cell office:value-type="float" office:value="-11.3090020011864">
            <text:p>-11.309002001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749">
            <text:p>15749</text:p>
          </table:table-cell>
          <table:table-cell office:value-type="float" office:value="22440">
            <text:p>22440</text:p>
          </table:table-cell>
          <table:table-cell office:value-type="float" office:value="-48.875">
            <text:p>-48.875</text:p>
          </table:table-cell>
          <table:table-cell office:value-type="float" office:value="-73.125">
            <text:p>-73.125</text:p>
          </table:table-cell>
          <table:table-cell office:value-type="float" office:value="-204.25">
            <text:p>-204.25</text:p>
          </table:table-cell>
          <table:table-cell office:value-type="float" office:value="-0.00407563375583722">
            <text:p>-0.0040756338</text:p>
          </table:table-cell>
          <table:table-cell office:value-type="float" office:value="-0.00464315194615531">
            <text:p>-0.0046431519</text:p>
          </table:table-cell>
          <table:table-cell office:value-type="float" office:value="-0.00910204991087344">
            <text:p>-0.0091020499</text:p>
          </table:table-cell>
          <table:table-cell office:value-type="float" office:value="0.985767839003973">
            <text:p>0.985767839</text:p>
          </table:table-cell>
          <table:table-cell office:value-type="float" office:value="0.983791223554047">
            <text:p>0.9837912236</text:p>
          </table:table-cell>
          <table:table-cell office:value-type="float" office:value="0.9683052060446">
            <text:p>0.9683052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418">
            <text:p>15418</text:p>
          </table:table-cell>
          <table:table-cell office:value-type="float" office:value="23511">
            <text:p>23511</text:p>
          </table:table-cell>
          <table:table-cell office:value-type="float" office:value="-481.375">
            <text:p>-481.375</text:p>
          </table:table-cell>
          <table:table-cell office:value-type="float" office:value="-90.875">
            <text:p>-90.875</text:p>
          </table:table-cell>
          <table:table-cell office:value-type="float" office:value="-34.375">
            <text:p>-34.375</text:p>
          </table:table-cell>
          <table:table-cell office:value-type="float" office:value="-0.0428422036311855">
            <text:p>-0.0428422036</text:p>
          </table:table-cell>
          <table:table-cell office:value-type="float" office:value="-0.00589408483590608">
            <text:p>-0.0058940848</text:p>
          </table:table-cell>
          <table:table-cell office:value-type="float" office:value="-0.00146208157883544">
            <text:p>-0.0014620816</text:p>
          </table:table-cell>
          <table:table-cell office:value-type="float" office:value="0.853649777938324">
            <text:p>0.8536497779</text:p>
          </table:table-cell>
          <table:table-cell office:value-type="float" office:value="0.979438793936992">
            <text:p>0.9794387939</text:p>
          </table:table-cell>
          <table:table-cell office:value-type="float" office:value="0.994886904331861">
            <text:p>0.9948869043</text:p>
          </table:table-cell>
          <table:table-cell office:value-type="float" office:value="-15.8299711994261">
            <text:p>-15.82997119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570">
            <text:p>11570</text:p>
          </table:table-cell>
          <table:table-cell office:value-type="float" office:value="15444">
            <text:p>15444</text:p>
          </table:table-cell>
          <table:table-cell office:value-type="float" office:value="23413">
            <text:p>23413</text:p>
          </table:table-cell>
          <table:table-cell office:value-type="float" office:value="-296.75">
            <text:p>-296.75</text:p>
          </table:table-cell>
          <table:table-cell office:value-type="float" office:value="-331.25">
            <text:p>-331.25</text:p>
          </table:table-cell>
          <table:table-cell office:value-type="float" office:value="-60.75">
            <text:p>-60.75</text:p>
          </table:table-cell>
          <table:table-cell office:value-type="float" office:value="-0.0256482281763181">
            <text:p>-0.0256482282</text:p>
          </table:table-cell>
          <table:table-cell office:value-type="float" office:value="-0.0214484589484589">
            <text:p>-0.0214484589</text:p>
          </table:table-cell>
          <table:table-cell office:value-type="float" office:value="-0.00259471233929868">
            <text:p>-0.0025947123</text:p>
          </table:table-cell>
          <table:table-cell office:value-type="float" office:value="0.911520551335712">
            <text:p>0.9115205513</text:p>
          </table:table-cell>
          <table:table-cell office:value-type="float" office:value="0.925832065007271">
            <text:p>0.925832065</text:p>
          </table:table-cell>
          <table:table-cell office:value-type="float" office:value="0.990931702575417">
            <text:p>0.9909317026</text:p>
          </table:table-cell>
          <table:table-cell office:value-type="float" office:value="-26.677074304623">
            <text:p>-26.6770743046</text:p>
          </table:table-cell>
          <table:table-cell office:value-type="float" office:value="-31.9690496709677">
            <text:p>-31.969049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1294">
            <text:p>1294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2078">
            <text:p>12078</text:p>
          </table:table-cell>
          <table:table-cell office:value-type="float" office:value="15902">
            <text:p>15902</text:p>
          </table:table-cell>
          <table:table-cell office:value-type="float" office:value="22313">
            <text:p>22313</text:p>
          </table:table-cell>
          <table:table-cell office:value-type="float" office:value="-141.25">
            <text:p>-141.25</text:p>
          </table:table-cell>
          <table:table-cell office:value-type="float" office:value="-246.75">
            <text:p>-246.75</text:p>
          </table:table-cell>
          <table:table-cell office:value-type="float" office:value="-159">
            <text:p>-159</text:p>
          </table:table-cell>
          <table:table-cell office:value-type="float" office:value="-0.0116948170226859">
            <text:p>-0.011694817</text:p>
          </table:table-cell>
          <table:table-cell office:value-type="float" office:value="-0.015516916111181">
            <text:p>-0.0155169161</text:p>
          </table:table-cell>
          <table:table-cell office:value-type="float" office:value="-0.00712589073634204">
            <text:p>-0.0071258907</text:p>
          </table:table-cell>
          <table:table-cell office:value-type="float" office:value="0.95933620716118">
            <text:p>0.9593362072</text:p>
          </table:table-cell>
          <table:table-cell office:value-type="float" office:value="0.946162711994645">
            <text:p>0.946162712</text:p>
          </table:table-cell>
          <table:table-cell office:value-type="float" office:value="0.975158907927624">
            <text:p>0.97515890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728">
            <text:p>11728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100.375">
            <text:p>-100.375</text:p>
          </table:table-cell>
          <table:table-cell office:value-type="float" office:value="-94.875">
            <text:p>-94.875</text:p>
          </table:table-cell>
          <table:table-cell office:value-type="float" office:value="-1.125">
            <text:p>-1.125</text:p>
          </table:table-cell>
          <table:table-cell office:value-type="float" office:value="-0.00855857776261937">
            <text:p>-0.0085585778</text:p>
          </table:table-cell>
          <table:table-cell office:value-type="float" office:value="-0.00607666688016397">
            <text:p>-0.0060766669</text:p>
          </table:table-cell>
          <table:table-cell table:style-name="ce17" office:value-type="float" office:value="-0.000051565293120044">
            <text:p>-5.16E-005</text:p>
          </table:table-cell>
          <table:table-cell office:value-type="float" office:value="0.970188546367337">
            <text:p>0.9701885464</text:p>
          </table:table-cell>
          <table:table-cell office:value-type="float" office:value="0.978804040644956">
            <text:p>0.9788040406</text:p>
          </table:table-cell>
          <table:table-cell office:value-type="float" office:value="0.99981952668568">
            <text:p>0.9998195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430">
            <text:p>16430</text:p>
          </table:table-cell>
          <table:table-cell office:value-type="float" office:value="22944">
            <text:p>22944</text:p>
          </table:table-cell>
          <table:table-cell office:value-type="float" office:value="-134.375">
            <text:p>-134.375</text:p>
          </table:table-cell>
          <table:table-cell office:value-type="float" office:value="20">
            <text:p>20</text:p>
          </table:table-cell>
          <table:table-cell office:value-type="float" office:value="-9.875">
            <text:p>-9.875</text:p>
          </table:table-cell>
          <table:table-cell office:value-type="float" office:value="-0.0115482124441389">
            <text:p>-0.0115482124</text:p>
          </table:table-cell>
          <table:table-cell office:value-type="float" office:value="0.00121728545343883">
            <text:p>0.0012172855</text:p>
          </table:table-cell>
          <table:table-cell office:value-type="float" office:value="-0.000430395746164575">
            <text:p>-0.0004303957</text:p>
          </table:table-cell>
          <table:table-cell office:value-type="float" office:value="0.959842644418398">
            <text:p>0.9598426444</text:p>
          </table:table-cell>
          <table:table-cell office:value-type="float" office:value="1.00426340338343">
            <text:p>1.0042634034</text:p>
          </table:table-cell>
          <table:table-cell office:value-type="float" office:value="0.998493977959801">
            <text:p>0.998493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202">
            <text:p>16202</text:p>
          </table:table-cell>
          <table:table-cell office:value-type="float" office:value="23206">
            <text:p>23206</text:p>
          </table:table-cell>
          <table:table-cell office:value-type="float" office:value="-158.375">
            <text:p>-158.375</text:p>
          </table:table-cell>
          <table:table-cell office:value-type="float" office:value="-97.5">
            <text:p>-97.5</text:p>
          </table:table-cell>
          <table:table-cell office:value-type="float" office:value="-98.5">
            <text:p>-98.5</text:p>
          </table:table-cell>
          <table:table-cell office:value-type="float" office:value="-0.0139722099691222">
            <text:p>-0.01397221</text:p>
          </table:table-cell>
          <table:table-cell office:value-type="float" office:value="-0.00601777558326133">
            <text:p>-0.0060177756</text:p>
          </table:table-cell>
          <table:table-cell office:value-type="float" office:value="-0.00424459191588382">
            <text:p>-0.0042445919</text:p>
          </table:table-cell>
          <table:table-cell office:value-type="float" office:value="0.951479901504858">
            <text:p>0.9514799015</text:p>
          </table:table-cell>
          <table:table-cell office:value-type="float" office:value="0.979008764159607">
            <text:p>0.9790087642</text:p>
          </table:table-cell>
          <table:table-cell office:value-type="float" office:value="0.98517924075305">
            <text:p>0.9851792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608">
            <text:p>11608</text:p>
          </table:table-cell>
          <table:table-cell office:value-type="float" office:value="15468">
            <text:p>15468</text:p>
          </table:table-cell>
          <table:table-cell office:value-type="float" office:value="21998">
            <text:p>21998</text:p>
          </table:table-cell>
          <table:table-cell office:value-type="float" office:value="-55.375">
            <text:p>-55.375</text:p>
          </table:table-cell>
          <table:table-cell office:value-type="float" office:value="-8.25">
            <text:p>-8.25</text:p>
          </table:table-cell>
          <table:table-cell office:value-type="float" office:value="-171.375">
            <text:p>-171.375</text:p>
          </table:table-cell>
          <table:table-cell office:value-type="float" office:value="-0.00477041695382495">
            <text:p>-0.004770417</text:p>
          </table:table-cell>
          <table:table-cell office:value-type="float" office:value="-0.000533359193173002">
            <text:p>-0.0005333592</text:p>
          </table:table-cell>
          <table:table-cell office:value-type="float" office:value="-0.00779048095281389">
            <text:p>-0.007790481</text:p>
          </table:table-cell>
          <table:table-cell office:value-type="float" office:value="0.983348144142323">
            <text:p>0.9833481441</text:p>
          </table:table-cell>
          <table:table-cell office:value-type="float" office:value="0.998133800389071">
            <text:p>0.9981338004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5115">
            <text:p>15115</text:p>
          </table:table-cell>
          <table:table-cell office:value-type="float" office:value="21597">
            <text:p>21597</text:p>
          </table:table-cell>
          <table:table-cell office:value-type="float" office:value="-83.75">
            <text:p>-83.75</text:p>
          </table:table-cell>
          <table:table-cell office:value-type="float" office:value="-70.5">
            <text:p>-70.5</text:p>
          </table:table-cell>
          <table:table-cell office:value-type="float" office:value="-40.125">
            <text:p>-40.125</text:p>
          </table:table-cell>
          <table:table-cell office:value-type="float" office:value="-0.00744974203878313">
            <text:p>-0.007449742</text:p>
          </table:table-cell>
          <table:table-cell office:value-type="float" office:value="-0.00466424082037711">
            <text:p>-0.0046642408</text:p>
          </table:table-cell>
          <table:table-cell office:value-type="float" office:value="-0.00185789693012918">
            <text:p>-0.0018578969</text:p>
          </table:table-cell>
          <table:table-cell office:value-type="float" office:value="0.97403468023089">
            <text:p>0.9740346802</text:p>
          </table:table-cell>
          <table:table-cell office:value-type="float" office:value="0.983717797207844">
            <text:p>0.9837177972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4925">
            <text:p>14925</text:p>
          </table:table-cell>
          <table:table-cell office:value-type="float" office:value="22406">
            <text:p>22406</text:p>
          </table:table-cell>
          <table:table-cell office:value-type="float" office:value="-88.5">
            <text:p>-88.5</text:p>
          </table:table-cell>
          <table:table-cell office:value-type="float" office:value="-149">
            <text:p>-149</text:p>
          </table:table-cell>
          <table:table-cell office:value-type="float" office:value="-161.625">
            <text:p>-161.625</text:p>
          </table:table-cell>
          <table:table-cell office:value-type="float" office:value="-0.00793152894784011">
            <text:p>-0.0079315289</text:p>
          </table:table-cell>
          <table:table-cell office:value-type="float" office:value="-0.00998324958123953">
            <text:p>-0.0099832496</text:p>
          </table:table-cell>
          <table:table-cell office:value-type="float" office:value="-0.00721346960635544">
            <text:p>-0.0072134696</text:p>
          </table:table-cell>
          <table:table-cell office:value-type="float" office:value="0.972362950619402">
            <text:p>0.9723629506</text:p>
          </table:table-cell>
          <table:table-cell office:value-type="float" office:value="0.965253970399176">
            <text:p>0.9652539704</text:p>
          </table:table-cell>
          <table:table-cell office:value-type="float" office:value="0.974854843299529">
            <text:p>0.97485484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852">
            <text:p>14852</text:p>
          </table:table-cell>
          <table:table-cell office:value-type="float" office:value="22140">
            <text:p>22140</text:p>
          </table:table-cell>
          <table:table-cell office:value-type="float" office:value="-92.875">
            <text:p>-92.875</text:p>
          </table:table-cell>
          <table:table-cell office:value-type="float" office:value="-340">
            <text:p>-340</text:p>
          </table:table-cell>
          <table:table-cell office:value-type="float" office:value="-63">
            <text:p>-63</text:p>
          </table:table-cell>
          <table:table-cell office:value-type="float" office:value="-0.00856385431074228">
            <text:p>-0.0085638543</text:p>
          </table:table-cell>
          <table:table-cell office:value-type="float" office:value="-0.0228925397252895">
            <text:p>-0.0228925397</text:p>
          </table:table-cell>
          <table:table-cell office:value-type="float" office:value="-0.00284552845528455">
            <text:p>-0.0028455285</text:p>
          </table:table-cell>
          <table:table-cell office:value-type="float" office:value="0.970170255529687">
            <text:p>0.9701702555</text:p>
          </table:table-cell>
          <table:table-cell office:value-type="float" office:value="0.920903284976632">
            <text:p>0.920903285</text:p>
          </table:table-cell>
          <table:table-cell office:value-type="float" office:value="0.990056520589596">
            <text:p>0.9900565206</text:p>
          </table:table-cell>
          <table:table-cell office:value-type="float" office:value="0">
            <text:p>0</text:p>
          </table:table-cell>
          <table:table-cell office:value-type="float" office:value="-29.9303885074064">
            <text:p>-29.9303885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11305">
            <text:p>11305</text:p>
          </table:table-cell>
          <table:table-cell office:value-type="float" office:value="14924">
            <text:p>14924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-59.25">
            <text:p>-59.25</text:p>
          </table:table-cell>
          <table:table-cell office:value-type="float" office:value="-307.25">
            <text:p>-307.25</text:p>
          </table:table-cell>
          <table:table-cell office:value-type="float" office:value="-0.012140645731977">
            <text:p>-0.0121406457</text:p>
          </table:table-cell>
          <table:table-cell office:value-type="float" office:value="-0.00397011525060306">
            <text:p>-0.0039701153</text:p>
          </table:table-cell>
          <table:table-cell office:value-type="float" office:value="-0.0144384398496241">
            <text:p>-0.0144384398</text:p>
          </table:table-cell>
          <table:table-cell office:value-type="float" office:value="0.957796634684508">
            <text:p>0.9577966347</text:p>
          </table:table-cell>
          <table:table-cell office:value-type="float" office:value="0.986135489780491">
            <text:p>0.9861354898</text:p>
          </table:table-cell>
          <table:table-cell office:value-type="float" office:value="0.949874058875087">
            <text:p>0.9498740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780">
            <text:p>780</text:p>
          </table:table-cell>
          <table:table-cell office:value-type="float" office:value="11162">
            <text:p>11162</text:p>
          </table:table-cell>
          <table:table-cell office:value-type="float" office:value="15058">
            <text:p>15058</text:p>
          </table:table-cell>
          <table:table-cell office:value-type="float" office:value="21656">
            <text:p>21656</text:p>
          </table:table-cell>
          <table:table-cell office:value-type="float" office:value="3.5">
            <text:p>3.5</text:p>
          </table:table-cell>
          <table:table-cell office:value-type="float" office:value="-47.25">
            <text:p>-47.25</text:p>
          </table:table-cell>
          <table:table-cell office:value-type="float" office:value="-443.75">
            <text:p>-443.75</text:p>
          </table:table-cell>
          <table:table-cell office:value-type="float" office:value="0.000313563877441319">
            <text:p>0.0003135639</text:p>
          </table:table-cell>
          <table:table-cell office:value-type="float" office:value="-0.00313786691459689">
            <text:p>-0.0031378669</text:p>
          </table:table-cell>
          <table:table-cell office:value-type="float" office:value="-0.0204908570373107">
            <text:p>-0.020490857</text:p>
          </table:table-cell>
          <table:table-cell office:value-type="float" office:value="1.00109766628276">
            <text:p>1.0010976663</text:p>
          </table:table-cell>
          <table:table-cell office:value-type="float" office:value="0.989036764368107">
            <text:p>0.9890367644</text:p>
          </table:table-cell>
          <table:table-cell office:value-type="float" office:value="0.929104955804775">
            <text:p>0.9291049558</text:p>
          </table:table-cell>
          <table:table-cell table:number-columns-repeated="2" office:value-type="float" office:value="0">
            <text:p>0</text:p>
          </table:table-cell>
          <table:table-cell office:value-type="float" office:value="-33.4793749583742">
            <text:p>-33.479374958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0982">
            <text:p>10982</text:p>
          </table:table-cell>
          <table:table-cell office:value-type="float" office:value="14535">
            <text:p>14535</text:p>
          </table:table-cell>
          <table:table-cell office:value-type="float" office:value="21482">
            <text:p>21482</text:p>
          </table:table-cell>
          <table:table-cell office:value-type="float" office:value="-202">
            <text:p>-202</text:p>
          </table:table-cell>
          <table:table-cell office:value-type="float" office:value="-226.625">
            <text:p>-226.625</text:p>
          </table:table-cell>
          <table:table-cell office:value-type="float" office:value="-108">
            <text:p>-108</text:p>
          </table:table-cell>
          <table:table-cell office:value-type="float" office:value="-0.0183937352030596">
            <text:p>-0.0183937352</text:p>
          </table:table-cell>
          <table:table-cell office:value-type="float" office:value="-0.0155916752665979">
            <text:p>-0.0155916753</text:p>
          </table:table-cell>
          <table:table-cell office:value-type="float" office:value="-0.00502746485429662">
            <text:p>-0.0050274649</text:p>
          </table:table-cell>
          <table:table-cell office:value-type="float" office:value="0.936285052598943">
            <text:p>0.9362850526</text:p>
          </table:table-cell>
          <table:table-cell office:value-type="float" office:value="0.945905613228641">
            <text:p>0.9459056132</text:p>
          </table:table-cell>
          <table:table-cell office:value-type="float" office:value="0.98245341279957">
            <text:p>0.9824534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10434">
            <text:p>10434</text:p>
          </table:table-cell>
          <table:table-cell office:value-type="float" office:value="14512">
            <text:p>14512</text:p>
          </table:table-cell>
          <table:table-cell office:value-type="float" office:value="21500">
            <text:p>21500</text:p>
          </table:table-cell>
          <table:table-cell office:value-type="float" office:value="-264.875">
            <text:p>-264.875</text:p>
          </table:table-cell>
          <table:table-cell office:value-type="float" office:value="-374.75">
            <text:p>-374.75</text:p>
          </table:table-cell>
          <table:table-cell office:value-type="float" office:value="-59.125">
            <text:p>-59.125</text:p>
          </table:table-cell>
          <table:table-cell office:value-type="float" office:value="-0.0253857580985241">
            <text:p>-0.0253857581</text:p>
          </table:table-cell>
          <table:table-cell office:value-type="float" office:value="-0.0258234564498346">
            <text:p>-0.0258234564</text:p>
          </table:table-cell>
          <table:table-cell office:value-type="float" office:value="-0.00275">
            <text:p>-0.00275</text:p>
          </table:table-cell>
          <table:table-cell office:value-type="float" office:value="0.91241294261507">
            <text:p>0.9124129426</text:p>
          </table:table-cell>
          <table:table-cell office:value-type="float" office:value="0.910924930195491">
            <text:p>0.9109249302</text:p>
          </table:table-cell>
          <table:table-cell office:value-type="float" office:value="0.9903898225">
            <text:p>0.9903898225</text:p>
          </table:table-cell>
          <table:table-cell office:value-type="float" office:value="-26.9565100335467">
            <text:p>-26.9565100335</text:p>
          </table:table-cell>
          <table:table-cell office:value-type="float" office:value="-26.4936814103252">
            <text:p>-26.4936814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405">
            <text:p>10405</text:p>
          </table:table-cell>
          <table:table-cell office:value-type="float" office:value="14424">
            <text:p>14424</text:p>
          </table:table-cell>
          <table:table-cell office:value-type="float" office:value="20796">
            <text:p>20796</text:p>
          </table:table-cell>
          <table:table-cell office:value-type="float" office:value="-357.5">
            <text:p>-357.5</text:p>
          </table:table-cell>
          <table:table-cell office:value-type="float" office:value="-59.75">
            <text:p>-59.75</text:p>
          </table:table-cell>
          <table:table-cell office:value-type="float" office:value="-321.875">
            <text:p>-321.875</text:p>
          </table:table-cell>
          <table:table-cell office:value-type="float" office:value="-0.0343584814992792">
            <text:p>-0.0343584815</text:p>
          </table:table-cell>
          <table:table-cell office:value-type="float" office:value="-0.00414240155296728">
            <text:p>-0.0041424016</text:p>
          </table:table-cell>
          <table:table-cell office:value-type="float" office:value="-0.0154777361030967">
            <text:p>-0.0154777361</text:p>
          </table:table-cell>
          <table:table-cell office:value-type="float" office:value="0.882059105044358">
            <text:p>0.882059105</text:p>
          </table:table-cell>
          <table:table-cell office:value-type="float" office:value="0.985535227166242">
            <text:p>0.9855352272</text:p>
          </table:table-cell>
          <table:table-cell office:value-type="float" office:value="0.94629746185632">
            <text:p>0.9462974619</text:p>
          </table:table-cell>
          <table:table-cell office:value-type="float" office:value="-19.8253829136234">
            <text:p>-19.8253829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916">
            <text:p>9916</text:p>
          </table:table-cell>
          <table:table-cell office:value-type="float" office:value="14282">
            <text:p>14282</text:p>
          </table:table-cell>
          <table:table-cell office:value-type="float" office:value="21115">
            <text:p>21115</text:p>
          </table:table-cell>
          <table:table-cell office:value-type="float" office:value="-611.875">
            <text:p>-611.875</text:p>
          </table:table-cell>
          <table:table-cell office:value-type="float" office:value="-42.5">
            <text:p>-42.5</text:p>
          </table:table-cell>
          <table:table-cell office:value-type="float" office:value="-421.875">
            <text:p>-421.875</text:p>
          </table:table-cell>
          <table:table-cell office:value-type="float" office:value="-0.0617058289632917">
            <text:p>-0.061705829</text:p>
          </table:table-cell>
          <table:table-cell office:value-type="float" office:value="-0.0029757737011623">
            <text:p>-0.0029757737</text:p>
          </table:table-cell>
          <table:table-cell office:value-type="float" office:value="-0.0199798721288184">
            <text:p>-0.0199798721</text:p>
          </table:table-cell>
          <table:table-cell office:value-type="float" office:value="0.791492512911451">
            <text:p>0.7914925129</text:p>
          </table:table-cell>
          <table:table-cell office:value-type="float" office:value="0.989602148295008">
            <text:p>0.9896021483</text:p>
          </table:table-cell>
          <table:table-cell office:value-type="float" office:value="0.930852870318092">
            <text:p>0.9308528703</text:p>
          </table:table-cell>
          <table:table-cell office:value-type="float" office:value="-10.8828384928899">
            <text:p>-10.88283849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652">
            <text:p>13652</text:p>
          </table:table-cell>
          <table:table-cell office:value-type="float" office:value="19300">
            <text:p>19300</text:p>
          </table:table-cell>
          <table:table-cell office:value-type="float" office:value="-166">
            <text:p>-166</text:p>
          </table:table-cell>
          <table:table-cell office:value-type="float" office:value="-659.25">
            <text:p>-659.25</text:p>
          </table:table-cell>
          <table:table-cell office:value-type="float" office:value="-211.75">
            <text:p>-211.75</text:p>
          </table:table-cell>
          <table:table-cell office:value-type="float" office:value="-0.0164895202145624">
            <text:p>-0.0164895202</text:p>
          </table:table-cell>
          <table:table-cell office:value-type="float" office:value="-0.048289627893349">
            <text:p>-0.0482896279</text:p>
          </table:table-cell>
          <table:table-cell office:value-type="float" office:value="-0.0109715025906736">
            <text:p>-0.0109715026</text:p>
          </table:table-cell>
          <table:table-cell office:value-type="float" office:value="0.942819611631768">
            <text:p>0.9428196116</text:p>
          </table:table-cell>
          <table:table-cell office:value-type="float" office:value="0.835556803170952">
            <text:p>0.8355568032</text:p>
          </table:table-cell>
          <table:table-cell office:value-type="float" office:value="0.961835673716073">
            <text:p>0.9618356737</text:p>
          </table:table-cell>
          <table:table-cell office:value-type="float" office:value="0">
            <text:p>0</text:p>
          </table:table-cell>
          <table:table-cell office:value-type="float" office:value="-14.0045233316731">
            <text:p>-14.0045233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330">
            <text:p>9330</text:p>
          </table:table-cell>
          <table:table-cell office:value-type="float" office:value="13180">
            <text:p>13180</text:p>
          </table:table-cell>
          <table:table-cell office:value-type="float" office:value="19240">
            <text:p>19240</text:p>
          </table:table-cell>
          <table:table-cell office:value-type="float" office:value="-87.625">
            <text:p>-87.625</text:p>
          </table:table-cell>
          <table:table-cell office:value-type="float" office:value="-281">
            <text:p>-281</text:p>
          </table:table-cell>
          <table:table-cell office:value-type="float" office:value="-438.625">
            <text:p>-438.625</text:p>
          </table:table-cell>
          <table:table-cell office:value-type="float" office:value="-0.00939174705251876">
            <text:p>-0.0093917471</text:p>
          </table:table-cell>
          <table:table-cell office:value-type="float" office:value="-0.0213201820940819">
            <text:p>-0.0213201821</text:p>
          </table:table-cell>
          <table:table-cell office:value-type="float" office:value="-0.0227975571725572">
            <text:p>-0.0227975572</text:p>
          </table:table-cell>
          <table:table-cell office:value-type="float" office:value="0.967301766945073">
            <text:p>0.9673017669</text:p>
          </table:table-cell>
          <table:table-cell office:value-type="float" office:value="0.926270280993182">
            <text:p>0.926270281</text:p>
          </table:table-cell>
          <table:table-cell office:value-type="float" office:value="0.921227217977601">
            <text:p>0.921227218</text:p>
          </table:table-cell>
          <table:table-cell office:value-type="float" office:value="0">
            <text:p>0</text:p>
          </table:table-cell>
          <table:table-cell office:value-type="float" office:value="-32.1634977555954">
            <text:p>-32.1634977556</text:p>
          </table:table-cell>
          <table:table-cell office:value-type="float" office:value="-30.0565440503585">
            <text:p>-30.056544050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8857">
            <text:p>8857</text:p>
          </table:table-cell>
          <table:table-cell office:value-type="float" office:value="12942">
            <text:p>12942</text:p>
          </table:table-cell>
          <table:table-cell office:value-type="float" office:value="19785">
            <text:p>19785</text:p>
          </table:table-cell>
          <table:table-cell office:value-type="float" office:value="-156.625">
            <text:p>-156.625</text:p>
          </table:table-cell>
          <table:table-cell office:value-type="float" office:value="-457.75">
            <text:p>-457.75</text:p>
          </table:table-cell>
          <table:table-cell office:value-type="float" office:value="-317.5">
            <text:p>-317.5</text:p>
          </table:table-cell>
          <table:table-cell office:value-type="float" office:value="-0.0176837529637575">
            <text:p>-0.017683753</text:p>
          </table:table-cell>
          <table:table-cell office:value-type="float" office:value="-0.0353693401329006">
            <text:p>-0.0353693401</text:p>
          </table:table-cell>
          <table:table-cell office:value-type="float" office:value="-0.0160475107404599">
            <text:p>-0.0160475107</text:p>
          </table:table-cell>
          <table:table-cell office:value-type="float" office:value="0.93871978625986">
            <text:p>0.9387197863</text:p>
          </table:table-cell>
          <table:table-cell office:value-type="float" office:value="0.878659250368864">
            <text:p>0.8786592504</text:p>
          </table:table-cell>
          <table:table-cell office:value-type="float" office:value="0.944338456706282">
            <text:p>0.9443384567</text:p>
          </table:table-cell>
          <table:table-cell office:value-type="float" office:value="0">
            <text:p>0</text:p>
          </table:table-cell>
          <table:table-cell office:value-type="float" office:value="-19.2487485352476">
            <text:p>-19.2487485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7410">
            <text:p>7410</text:p>
          </table:table-cell>
          <table:table-cell office:value-type="float" office:value="12432">
            <text:p>12432</text:p>
          </table:table-cell>
          <table:table-cell office:value-type="float" office:value="20552">
            <text:p>20552</text:p>
          </table:table-cell>
          <table:table-cell office:value-type="float" office:value="-508.25">
            <text:p>-508.25</text:p>
          </table:table-cell>
          <table:table-cell office:value-type="float" office:value="-232.75">
            <text:p>-232.75</text:p>
          </table:table-cell>
          <table:table-cell office:value-type="float" office:value="-408.875">
            <text:p>-408.875</text:p>
          </table:table-cell>
          <table:table-cell office:value-type="float" office:value="-0.0685897435897436">
            <text:p>-0.0685897436</text:p>
          </table:table-cell>
          <table:table-cell office:value-type="float" office:value="-0.0187218468468468">
            <text:p>-0.0187218468</text:p>
          </table:table-cell>
          <table:table-cell office:value-type="float" office:value="-0.0198946574542624">
            <text:p>-0.0198946575</text:p>
          </table:table-cell>
          <table:table-cell office:value-type="float" office:value="0.769156821170283">
            <text:p>0.7691568212</text:p>
          </table:table-cell>
          <table:table-cell office:value-type="float" office:value="0.935160530832775">
            <text:p>0.9351605308</text:p>
          </table:table-cell>
          <table:table-cell office:value-type="float" office:value="0.931144461804718">
            <text:p>0.9311444618</text:p>
          </table:table-cell>
          <table:table-cell office:value-type="float" office:value="-9.75501964398463">
            <text:p>-9.7550196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435">
            <text:p>6435</text:p>
          </table:table-cell>
          <table:table-cell office:value-type="float" office:value="12708">
            <text:p>12708</text:p>
          </table:table-cell>
          <table:table-cell office:value-type="float" office:value="20880">
            <text:p>20880</text:p>
          </table:table-cell>
          <table:table-cell office:value-type="float" office:value="-434.625">
            <text:p>-434.625</text:p>
          </table:table-cell>
          <table:table-cell office:value-type="float" office:value="-446.25">
            <text:p>-446.25</text:p>
          </table:table-cell>
          <table:table-cell office:value-type="float" office:value="-380.75">
            <text:p>-380.75</text:p>
          </table:table-cell>
          <table:table-cell office:value-type="float" office:value="-0.0675407925407925">
            <text:p>-0.0675407925</text:p>
          </table:table-cell>
          <table:table-cell office:value-type="float" office:value="-0.0351156751652502">
            <text:p>-0.0351156752</text:p>
          </table:table-cell>
          <table:table-cell office:value-type="float" office:value="-0.018235153256705">
            <text:p>-0.0182351533</text:p>
          </table:table-cell>
          <table:table-cell office:value-type="float" office:value="0.772548273075021">
            <text:p>0.7725482731</text:p>
          </table:table-cell>
          <table:table-cell office:value-type="float" office:value="0.879512033780555">
            <text:p>0.8795120338</text:p>
          </table:table-cell>
          <table:table-cell office:value-type="float" office:value="0.936828704397552">
            <text:p>0.9368287044</text:p>
          </table:table-cell>
          <table:table-cell office:value-type="float" office:value="-9.91203248570415">
            <text:p>-9.9120324857</text:p>
          </table:table-cell>
          <table:table-cell office:value-type="float" office:value="-19.3903293999578">
            <text:p>-19.3903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5400">
            <text:p>5400</text:p>
          </table:table-cell>
          <table:table-cell office:value-type="float" office:value="11818">
            <text:p>11818</text:p>
          </table:table-cell>
          <table:table-cell office:value-type="float" office:value="22440">
            <text:p>22440</text:p>
          </table:table-cell>
          <table:table-cell office:value-type="float" office:value="-348.75">
            <text:p>-348.75</text:p>
          </table:table-cell>
          <table:table-cell office:value-type="float" office:value="-210">
            <text:p>-210</text:p>
          </table:table-cell>
          <table:table-cell office:value-type="float" office:value="-241.875">
            <text:p>-241.875</text:p>
          </table:table-cell>
          <table:table-cell office:value-type="float" office:value="-0.0645833333333333">
            <text:p>-0.0645833333</text:p>
          </table:table-cell>
          <table:table-cell office:value-type="float" office:value="-0.0177695041462176">
            <text:p>-0.0177695041</text:p>
          </table:table-cell>
          <table:table-cell office:value-type="float" office:value="-0.010778743315508">
            <text:p>-0.0107787433</text:p>
          </table:table-cell>
          <table:table-cell office:value-type="float" office:value="0.782133506944444">
            <text:p>0.7821335069</text:p>
          </table:table-cell>
          <table:table-cell office:value-type="float" office:value="0.938425615832339">
            <text:p>0.9384256158</text:p>
          </table:table-cell>
          <table:table-cell office:value-type="float" office:value="0.962502113758347">
            <text:p>0.9625021138</text:p>
          </table:table-cell>
          <table:table-cell office:value-type="float" office:value="-10.3821718070336">
            <text:p>-10.3821718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5415">
            <text:p>5415</text:p>
          </table:table-cell>
          <table:table-cell office:value-type="float" office:value="11274">
            <text:p>11274</text:p>
          </table:table-cell>
          <table:table-cell office:value-type="float" office:value="19760">
            <text:p>19760</text:p>
          </table:table-cell>
          <table:table-cell office:value-type="float" office:value="-339.875">
            <text:p>-339.875</text:p>
          </table:table-cell>
          <table:table-cell office:value-type="float" office:value="-222.75">
            <text:p>-222.75</text:p>
          </table:table-cell>
          <table:table-cell office:value-type="float" office:value="29.5">
            <text:p>29.5</text:p>
          </table:table-cell>
          <table:table-cell office:value-type="float" office:value="-0.0627654662973223">
            <text:p>-0.0627654663</text:p>
          </table:table-cell>
          <table:table-cell office:value-type="float" office:value="-0.0197578499201703">
            <text:p>-0.0197578499</text:p>
          </table:table-cell>
          <table:table-cell office:value-type="float" office:value="0.00149291497975709">
            <text:p>0.001492915</text:p>
          </table:table-cell>
          <table:table-cell office:value-type="float" office:value="0.788042295328032">
            <text:p>0.7880422953</text:p>
          </table:table-cell>
          <table:table-cell office:value-type="float" office:value="0.931612655641001">
            <text:p>0.9316126556</text:p>
          </table:table-cell>
          <table:table-cell office:value-type="float" office:value="1.00522957086762">
            <text:p>1.0052295709</text:p>
          </table:table-cell>
          <table:table-cell office:value-type="float" office:value="-10.6931306980144">
            <text:p>-10.693130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850">
            <text:p>5850</text:p>
          </table:table-cell>
          <table:table-cell office:value-type="float" office:value="10530">
            <text:p>10530</text:p>
          </table:table-cell>
          <table:table-cell office:value-type="float" office:value="17160">
            <text:p>17160</text:p>
          </table:table-cell>
          <table:table-cell office:value-type="float" office:value="-187.5">
            <text:p>-187.5</text:p>
          </table:table-cell>
          <table:table-cell office:value-type="float" office:value="-219.125">
            <text:p>-219.125</text:p>
          </table:table-cell>
          <table:table-cell office:value-type="float" office:value="35">
            <text:p>35</text:p>
          </table:table-cell>
          <table:table-cell office:value-type="float" office:value="-0.032051282051282">
            <text:p>-0.0320512821</text:p>
          </table:table-cell>
          <table:table-cell office:value-type="float" office:value="-0.020809591642925">
            <text:p>-0.0208095916</text:p>
          </table:table-cell>
          <table:table-cell office:value-type="float" office:value="0.00203962703962704">
            <text:p>0.002039627</text:p>
          </table:table-cell>
          <table:table-cell office:value-type="float" office:value="0.889833990795529">
            <text:p>0.8898339908</text:p>
          </table:table-cell>
          <table:table-cell office:value-type="float" office:value="0.928015185894279">
            <text:p>0.9280151859</text:p>
          </table:table-cell>
          <table:table-cell office:value-type="float" office:value="1.00714684839248">
            <text:p>1.0071468484</text:p>
          </table:table-cell>
          <table:table-cell office:value-type="float" office:value="-21.2777368030794">
            <text:p>-21.2777368031</text:p>
          </table:table-cell>
          <table:table-cell office:value-type="float" office:value="-32.9612353948142">
            <text:p>-32.96123539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5848">
            <text:p>5848</text:p>
          </table:table-cell>
          <table:table-cell office:value-type="float" office:value="10296">
            <text:p>10296</text:p>
          </table:table-cell>
          <table:table-cell office:value-type="float" office:value="17350">
            <text:p>17350</text:p>
          </table:table-cell>
          <table:table-cell office:value-type="float" office:value="-521.75">
            <text:p>-521.75</text:p>
          </table:table-cell>
          <table:table-cell office:value-type="float" office:value="-151.5">
            <text:p>-151.5</text:p>
          </table:table-cell>
          <table:table-cell office:value-type="float" office:value="-544.125">
            <text:p>-544.125</text:p>
          </table:table-cell>
          <table:table-cell office:value-type="float" office:value="-0.08921853625171">
            <text:p>-0.0892185363</text:p>
          </table:table-cell>
          <table:table-cell office:value-type="float" office:value="-0.0147144522144522">
            <text:p>-0.0147144522</text:p>
          </table:table-cell>
          <table:table-cell office:value-type="float" office:value="-0.0313616714697406">
            <text:p>-0.0313616715</text:p>
          </table:table-cell>
          <table:table-cell office:value-type="float" office:value="0.703336619652374">
            <text:p>0.7033366197</text:p>
          </table:table-cell>
          <table:table-cell office:value-type="float" office:value="0.948923786853201">
            <text:p>0.9489237869</text:p>
          </table:table-cell>
          <table:table-cell office:value-type="float" office:value="0.892161916553165">
            <text:p>0.8921619166</text:p>
          </table:table-cell>
          <table:table-cell office:value-type="float" office:value="-7.41712302065603">
            <text:p>-7.4171230207</text:p>
          </table:table-cell>
          <table:table-cell office:value-type="float" office:value="0">
            <text:p>0</text:p>
          </table:table-cell>
          <table:table-cell office:value-type="float" office:value="-21.7533154393297">
            <text:p>-21.753315439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6">
            <text:p>346</text:p>
          </table:table-cell>
          <table:table-cell office:value-type="float" office:value="4930">
            <text:p>4930</text:p>
          </table:table-cell>
          <table:table-cell office:value-type="float" office:value="9912">
            <text:p>9912</text:p>
          </table:table-cell>
          <table:table-cell office:value-type="float" office:value="16520">
            <text:p>16520</text:p>
          </table:table-cell>
          <table:table-cell office:value-type="float" office:value="-427.75">
            <text:p>-427.75</text:p>
          </table:table-cell>
          <table:table-cell office:value-type="float" office:value="-405">
            <text:p>-405</text:p>
          </table:table-cell>
          <table:table-cell office:value-type="float" office:value="-667.5">
            <text:p>-667.5</text:p>
          </table:table-cell>
          <table:table-cell office:value-type="float" office:value="-0.0867647058823529">
            <text:p>-0.0867647059</text:p>
          </table:table-cell>
          <table:table-cell office:value-type="float" office:value="-0.0408595641646489">
            <text:p>-0.0408595642</text:p>
          </table:table-cell>
          <table:table-cell office:value-type="float" office:value="-0.0404055690072639">
            <text:p>-0.040405569</text:p>
          </table:table-cell>
          <table:table-cell office:value-type="float" office:value="0.711078633217993">
            <text:p>0.7110786332</text:p>
          </table:table-cell>
          <table:table-cell office:value-type="float" office:value="0.86026375323183">
            <text:p>0.8602637532</text:p>
          </table:table-cell>
          <table:table-cell office:value-type="float" office:value="0.861780424087906">
            <text:p>0.8617804241</text:p>
          </table:table-cell>
          <table:table-cell office:value-type="float" office:value="-7.63699948943747">
            <text:p>-7.6369994894</text:p>
          </table:table-cell>
          <table:table-cell office:value-type="float" office:value="-16.6151522076997">
            <text:p>-16.6151522077</text:p>
          </table:table-cell>
          <table:table-cell office:value-type="float" office:value="-16.8057878031914">
            <text:p>-16.805787803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5508">
            <text:p>5508</text:p>
          </table:table-cell>
          <table:table-cell office:value-type="float" office:value="10020">
            <text:p>10020</text:p>
          </table:table-cell>
          <table:table-cell office:value-type="float" office:value="15600">
            <text:p>15600</text:p>
          </table:table-cell>
          <table:table-cell office:value-type="float" office:value="-375.125">
            <text:p>-375.125</text:p>
          </table:table-cell>
          <table:table-cell office:value-type="float" office:value="-565.5">
            <text:p>-565.5</text:p>
          </table:table-cell>
          <table:table-cell office:value-type="float" office:value="-500">
            <text:p>-500</text:p>
          </table:table-cell>
          <table:table-cell office:value-type="float" office:value="-0.0681054829339143">
            <text:p>-0.0681054829</text:p>
          </table:table-cell>
          <table:table-cell office:value-type="float" office:value="-0.056437125748503">
            <text:p>-0.0564371257</text:p>
          </table:table-cell>
          <table:table-cell office:value-type="float" office:value="-0.032051282051282">
            <text:p>-0.0320512821</text:p>
          </table:table-cell>
          <table:table-cell office:value-type="float" office:value="0.770721989070397">
            <text:p>0.7707219891</text:p>
          </table:table-cell>
          <table:table-cell office:value-type="float" office:value="0.808712952239234">
            <text:p>0.8087129522</text:p>
          </table:table-cell>
          <table:table-cell office:value-type="float" office:value="0.889833990795529">
            <text:p>0.8898339908</text:p>
          </table:table-cell>
          <table:table-cell office:value-type="float" office:value="-9.826905718934">
            <text:p>-9.8269057189</text:p>
          </table:table-cell>
          <table:table-cell office:value-type="float" office:value="-11.9318301183162">
            <text:p>-11.9318301183</text:p>
          </table:table-cell>
          <table:table-cell office:value-type="float" office:value="-21.2777368030794">
            <text:p>-21.277736803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5910">
            <text:p>5910</text:p>
          </table:table-cell>
          <table:table-cell office:value-type="float" office:value="9660">
            <text:p>9660</text:p>
          </table:table-cell>
          <table:table-cell office:value-type="float" office:value="18440">
            <text:p>18440</text:p>
          </table:table-cell>
          <table:table-cell office:value-type="float" office:value="-58.125">
            <text:p>-58.125</text:p>
          </table:table-cell>
          <table:table-cell office:value-type="float" office:value="-183.75">
            <text:p>-183.75</text:p>
          </table:table-cell>
          <table:table-cell office:value-type="float" office:value="-425">
            <text:p>-425</text:p>
          </table:table-cell>
          <table:table-cell office:value-type="float" office:value="-0.00983502538071066">
            <text:p>-0.0098350254</text:p>
          </table:table-cell>
          <table:table-cell office:value-type="float" office:value="-0.0190217391304348">
            <text:p>-0.0190217391</text:p>
          </table:table-cell>
          <table:table-cell office:value-type="float" office:value="-0.0230477223427332">
            <text:p>-0.0230477223</text:p>
          </table:table-cell>
          <table:table-cell office:value-type="float" office:value="0.965766997507022">
            <text:p>0.9657669975</text:p>
          </table:table-cell>
          <table:table-cell office:value-type="float" office:value="0.934133093100189">
            <text:p>0.9341330931</text:p>
          </table:table-cell>
          <table:table-cell office:value-type="float" office:value="0.920374118910602">
            <text:p>0.920374118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61">
            <text:p>561</text:p>
          </table:table-cell>
          <table:table-cell office:value-type="float" office:value="5160">
            <text:p>5160</text:p>
          </table:table-cell>
          <table:table-cell office:value-type="float" office:value="9288">
            <text:p>9288</text:p>
          </table:table-cell>
          <table:table-cell office:value-type="float" office:value="18880">
            <text:p>18880</text:p>
          </table:table-cell>
          <table:table-cell office:value-type="float" office:value="-219.375">
            <text:p>-219.375</text:p>
          </table:table-cell>
          <table:table-cell office:value-type="float" office:value="-582.375">
            <text:p>-582.375</text:p>
          </table:table-cell>
          <table:table-cell office:value-type="float" office:value="-350">
            <text:p>-350</text:p>
          </table:table-cell>
          <table:table-cell office:value-type="float" office:value="-0.0425145348837209">
            <text:p>-0.0425145349</text:p>
          </table:table-cell>
          <table:table-cell office:value-type="float" office:value="-0.0627018733850129">
            <text:p>-0.0627018734</text:p>
          </table:table-cell>
          <table:table-cell office:value-type="float" office:value="-0.0185381355932203">
            <text:p>-0.0185381356</text:p>
          </table:table-cell>
          <table:table-cell office:value-type="float" office:value="0.85474179983268">
            <text:p>0.8547417998</text:p>
          </table:table-cell>
          <table:table-cell office:value-type="float" office:value="0.788249232007396">
            <text:p>0.788249232</text:p>
          </table:table-cell>
          <table:table-cell office:value-type="float" office:value="0.935790103867423">
            <text:p>0.9357901039</text:p>
          </table:table-cell>
          <table:table-cell office:value-type="float" office:value="-15.9546866025323">
            <text:p>-15.9546866025</text:p>
          </table:table-cell>
          <table:table-cell office:value-type="float" office:value="-10.7043349999791">
            <text:p>-10.7043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4350">
            <text:p>4350</text:p>
          </table:table-cell>
          <table:table-cell office:value-type="float" office:value="8949">
            <text:p>8949</text:p>
          </table:table-cell>
          <table:table-cell office:value-type="float" office:value="17480">
            <text:p>17480</text:p>
          </table:table-cell>
          <table:table-cell office:value-type="float" office:value="-255">
            <text:p>-255</text:p>
          </table:table-cell>
          <table:table-cell office:value-type="float" office:value="-361">
            <text:p>-361</text:p>
          </table:table-cell>
          <table:table-cell office:value-type="float" office:value="-185">
            <text:p>-185</text:p>
          </table:table-cell>
          <table:table-cell office:value-type="float" office:value="-0.0586206896551724">
            <text:p>-0.0586206897</text:p>
          </table:table-cell>
          <table:table-cell office:value-type="float" office:value="-0.0403397027600849">
            <text:p>-0.0403397028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862000531912496">
            <text:p>0.8620005319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office:value-type="float" office:value="-16.8338018546324">
            <text:p>-16.8338018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4860">
            <text:p>4860</text:p>
          </table:table-cell>
          <table:table-cell office:value-type="float" office:value="8710">
            <text:p>8710</text:p>
          </table:table-cell>
          <table:table-cell office:value-type="float" office:value="15760">
            <text:p>15760</text:p>
          </table:table-cell>
          <table:table-cell office:value-type="float" office:value="-181.875">
            <text:p>-181.875</text:p>
          </table:table-cell>
          <table:table-cell office:value-type="float" office:value="-86.25">
            <text:p>-86.25</text:p>
          </table:table-cell>
          <table:table-cell office:value-type="float" office:value="-155">
            <text:p>-155</text:p>
          </table:table-cell>
          <table:table-cell office:value-type="float" office:value="-0.0374228395061728">
            <text:p>-0.0374228395</text:p>
          </table:table-cell>
          <table:table-cell office:value-type="float" office:value="-0.00990241102181401">
            <text:p>-0.009902411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0.965533754601979">
            <text:p>0.9655337546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4743">
            <text:p>4743</text:p>
          </table:table-cell>
          <table:table-cell office:value-type="float" office:value="8110">
            <text:p>8110</text:p>
          </table:table-cell>
          <table:table-cell office:value-type="float" office:value="13760">
            <text:p>13760</text:p>
          </table:table-cell>
          <table:table-cell office:value-type="float" office:value="-108.375">
            <text:p>-108.375</text:p>
          </table:table-cell>
          <table:table-cell office:value-type="float" office:value="-220">
            <text:p>-220</text:p>
          </table:table-cell>
          <table:table-cell office:value-type="float" office:value="-585">
            <text:p>-585</text:p>
          </table:table-cell>
          <table:table-cell office:value-type="float" office:value="-0.0228494623655914">
            <text:p>-0.0228494624</text:p>
          </table:table-cell>
          <table:table-cell office:value-type="float" office:value="-0.0271270036991369">
            <text:p>-0.0271270037</text:p>
          </table:table-cell>
          <table:table-cell office:value-type="float" office:value="-0.0425145348837209">
            <text:p>-0.0425145349</text:p>
          </table:table-cell>
          <table:table-cell office:value-type="float" office:value="0.921050193664007">
            <text:p>0.9210501937</text:p>
          </table:table-cell>
          <table:table-cell office:value-type="float" office:value="0.906497800739219">
            <text:p>0.9064978007</text:p>
          </table:table-cell>
          <table:table-cell office:value-type="float" office:value="0.85474179983268">
            <text:p>0.8547417998</text:p>
          </table:table-cell>
          <table:table-cell office:value-type="float" office:value="-29.987473762812">
            <text:p>-29.9874737628</text:p>
          </table:table-cell>
          <table:table-cell office:value-type="float" office:value="-25.2037634779799">
            <text:p>-25.203763478</text:p>
          </table:table-cell>
          <table:table-cell office:value-type="float" office:value="-15.9546866025323">
            <text:p>-15.95468660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4607">
            <text:p>4607</text:p>
          </table:table-cell>
          <table:table-cell office:value-type="float" office:value="7710">
            <text:p>7710</text:p>
          </table:table-cell>
          <table:table-cell office:value-type="float" office:value="12624">
            <text:p>12624</text:p>
          </table:table-cell>
          <table:table-cell office:value-type="float" office:value="-82.875">
            <text:p>-82.875</text:p>
          </table:table-cell>
          <table:table-cell office:value-type="float" office:value="-183.75">
            <text:p>-183.75</text:p>
          </table:table-cell>
          <table:table-cell office:value-type="float" office:value="-276">
            <text:p>-276</text:p>
          </table:table-cell>
          <table:table-cell office:value-type="float" office:value="-0.0179889298892989">
            <text:p>-0.0179889299</text:p>
          </table:table-cell>
          <table:table-cell office:value-type="float" office:value="-0.0238326848249027">
            <text:p>-0.0238326848</text:p>
          </table:table-cell>
          <table:table-cell office:value-type="float" office:value="-0.0218631178707224">
            <text:p>-0.0218631179</text:p>
          </table:table-cell>
          <table:table-cell office:value-type="float" office:value="0.937673004520636">
            <text:p>0.9376730045</text:p>
          </table:table-cell>
          <table:table-cell office:value-type="float" office:value="0.917698876970128">
            <text:p>0.917698877</text:p>
          </table:table-cell>
          <table:table-cell office:value-type="float" office:value="0.924415959461608">
            <text:p>0.9244159595</text:p>
          </table:table-cell>
          <table:table-cell office:value-type="float" office:value="0">
            <text:p>0</text:p>
          </table:table-cell>
          <table:table-cell office:value-type="float" office:value="-28.7359229854529">
            <text:p>-28.7359229855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5040">
            <text:p>5040</text:p>
          </table:table-cell>
          <table:table-cell office:value-type="float" office:value="7820">
            <text:p>7820</text:p>
          </table:table-cell>
          <table:table-cell office:value-type="float" office:value="12960">
            <text:p>12960</text:p>
          </table:table-cell>
          <table:table-cell office:value-type="float" office:value="39.375">
            <text:p>39.375</text:p>
          </table:table-cell>
          <table:table-cell office:value-type="float" office:value="-190">
            <text:p>-190</text:p>
          </table:table-cell>
          <table:table-cell office:value-type="float" office:value="-485">
            <text:p>-485</text:p>
          </table:table-cell>
          <table:table-cell office:value-type="float" office:value="0.0078125">
            <text:p>0.0078125</text:p>
          </table:table-cell>
          <table:table-cell office:value-type="float" office:value="-0.0242966751918159">
            <text:p>-0.0242966752</text:p>
          </table:table-cell>
          <table:table-cell office:value-type="float" office:value="-0.0374228395061728">
            <text:p>-0.0374228395</text:p>
          </table:table-cell>
          <table:table-cell office:value-type="float" office:value="1.02746337890625">
            <text:p>1.0274633789</text:p>
          </table:table-cell>
          <table:table-cell office:value-type="float" office:value="0.916118680542383">
            <text:p>0.9161186805</text:p>
          </table:table-cell>
          <table:table-cell office:value-type="float" office:value="0.871764980805136">
            <text:p>0.8717649808</text:p>
          </table:table-cell>
          <table:table-cell office:value-type="float" office:value="0">
            <text:p>0</text:p>
          </table:table-cell>
          <table:table-cell office:value-type="float" office:value="-28.1804843570313">
            <text:p>-28.180484357</text:p>
          </table:table-cell>
          <table:table-cell office:value-type="float" office:value="-18.1732593498534">
            <text:p>-18.173259349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5100">
            <text:p>5100</text:p>
          </table:table-cell>
          <table:table-cell office:value-type="float" office:value="8500">
            <text:p>8500</text:p>
          </table:table-cell>
          <table:table-cell office:value-type="float" office:value="14360">
            <text:p>14360</text:p>
          </table:table-cell>
          <table:table-cell office:value-type="float" office:value="31.875">
            <text:p>31.875</text:p>
          </table:table-cell>
          <table:table-cell office:value-type="float" office:value="53.125">
            <text:p>53.125</text:p>
          </table:table-cell>
          <table:table-cell office:value-type="float" office:value="-575">
            <text:p>-575</text:p>
          </table:table-cell>
          <table:table-cell table:number-columns-repeated="2" office:value-type="float" office:value="0.00625">
            <text:p>0.00625</text:p>
          </table:table-cell>
          <table:table-cell office:value-type="float" office:value="-0.040041782729805">
            <text:p>-0.0400417827</text:p>
          </table:table-cell>
          <table:table-cell table:number-columns-repeated="2" office:value-type="float" office:value="1.0219515625">
            <text:p>1.0219515625</text:p>
          </table:table-cell>
          <table:table-cell office:value-type="float" office:value="0.862996315399477">
            <text:p>0.8629963154</text:p>
          </table:table-cell>
          <table:table-cell table:number-columns-repeated="2" office:value-type="float" office:value="0">
            <text:p>0</text:p>
          </table:table-cell>
          <table:table-cell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2">
            <text:p>472</text:p>
          </table:table-cell>
          <table:table-cell office:value-type="float" office:value="4185">
            <text:p>4185</text:p>
          </table:table-cell>
          <table:table-cell office:value-type="float" office:value="7812">
            <text:p>7812</text:p>
          </table:table-cell>
          <table:table-cell office:value-type="float" office:value="13760">
            <text:p>13760</text:p>
          </table:table-cell>
          <table:table-cell office:value-type="float" office:value="-95.625">
            <text:p>-95.625</text:p>
          </table:table-cell>
          <table:table-cell office:value-type="float" office:value="-178.5">
            <text:p>-178.5</text:p>
          </table:table-cell>
          <table:table-cell office:value-type="float" office:value="-365">
            <text:p>-365</text:p>
          </table:table-cell>
          <table:table-cell table:number-columns-repeated="2" office:value-type="float" office:value="-0.0228494623655914">
            <text:p>-0.0228494624</text:p>
          </table:table-cell>
          <table:table-cell office:value-type="float" office:value="-0.0265261627906977">
            <text:p>-0.0265261628</text:p>
          </table:table-cell>
          <table:table-cell table:number-columns-repeated="2" office:value-type="float" office:value="0.921050193664007">
            <text:p>0.9210501937</text:p>
          </table:table-cell>
          <table:table-cell office:value-type="float" office:value="0.908537559364859">
            <text:p>0.9085375594</text:p>
          </table:table-cell>
          <table:table-cell table:number-columns-repeated="2" office:value-type="float" office:value="-29.987473762812">
            <text:p>-29.9874737628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37">
            <text:p>437</text:p>
          </table:table-cell>
          <table:table-cell office:value-type="float" office:value="4065">
            <text:p>4065</text:p>
          </table:table-cell>
          <table:table-cell office:value-type="float" office:value="7588">
            <text:p>7588</text:p>
          </table:table-cell>
          <table:table-cell office:value-type="float" office:value="13440">
            <text:p>13440</text:p>
          </table:table-cell>
          <table:table-cell office:value-type="float" office:value="-73.125">
            <text:p>-73.125</text:p>
          </table:table-cell>
          <table:table-cell office:value-type="float" office:value="-136.5">
            <text:p>-136.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-0.0179889298892989">
            <text:p>-0.0179889299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937673004520636">
            <text:p>0.9376730045</text:p>
          </table:table-cell>
          <table:table-cell office:value-type="float" office:value="1.02746337890625">
            <text:p>1.02746337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4665">
            <text:p>4665</text:p>
          </table:table-cell>
          <table:table-cell office:value-type="float" office:value="7975">
            <text:p>7975</text:p>
          </table:table-cell>
          <table:table-cell office:value-type="float" office:value="13600">
            <text:p>13600</text:p>
          </table:table-cell>
          <table:table-cell office:value-type="float" office:value="43.125">
            <text:p>43.125</text:p>
          </table:table-cell>
          <table:table-cell office:value-type="float" office:value="34.75">
            <text:p>34.75</text:p>
          </table:table-cell>
          <table:table-cell office:value-type="float" office:value="85">
            <text:p>85</text:p>
          </table:table-cell>
          <table:table-cell office:value-type="float" office:value="0.0092443729903537">
            <text:p>0.009244373</text:p>
          </table:table-cell>
          <table:table-cell office:value-type="float" office:value="0.00435736677115987">
            <text:p>0.0043573668</text:p>
          </table:table-cell>
          <table:table-cell office:value-type="float" office:value="0.00625">
            <text:p>0.00625</text:p>
          </table:table-cell>
          <table:table-cell office:value-type="float" office:value="1.03252280399293">
            <text:p>1.032522804</text:p>
          </table:table-cell>
          <table:table-cell office:value-type="float" office:value="1.01528799752361">
            <text:p>1.0152879975</text:p>
          </table:table-cell>
          <table:table-cell office:value-type="float" office:value="1.0219515625">
            <text:p>1.021951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4743">
            <text:p>4743</text:p>
          </table:table-cell>
          <table:table-cell office:value-type="float" office:value="7381">
            <text:p>7381</text:p>
          </table:table-cell>
          <table:table-cell office:value-type="float" office:value="11935">
            <text:p>11935</text:p>
          </table:table-cell>
          <table:table-cell office:value-type="float" office:value="-108.375">
            <text:p>-108.375</text:p>
          </table:table-cell>
          <table:table-cell office:value-type="float" office:value="-181.375">
            <text:p>-181.375</text:p>
          </table:table-cell>
          <table:table-cell office:value-type="float" office:value="-126.875">
            <text:p>-126.875</text:p>
          </table:table-cell>
          <table:table-cell office:value-type="float" office:value="-0.0228494623655914">
            <text:p>-0.0228494624</text:p>
          </table:table-cell>
          <table:table-cell office:value-type="float" office:value="-0.0245732285598157">
            <text:p>-0.0245732286</text:p>
          </table:table-cell>
          <table:table-cell office:value-type="float" office:value="-0.0106304985337243">
            <text:p>-0.0106304985</text:p>
          </table:table-cell>
          <table:table-cell office:value-type="float" office:value="0.921050193664007">
            <text:p>0.9210501937</text:p>
          </table:table-cell>
          <table:table-cell office:value-type="float" office:value="0.915177233421877">
            <text:p>0.9151772334</text:p>
          </table:table-cell>
          <table:table-cell office:value-type="float" office:value="0.963014749830153">
            <text:p>0.9630147498</text:p>
          </table:table-cell>
          <table:table-cell office:value-type="float" office:value="-29.987473762812">
            <text:p>-29.9874737628</text:p>
          </table:table-cell>
          <table:table-cell office:value-type="float" office:value="-27.859401223462">
            <text:p>-27.8594012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90">
            <text:p>290</text:p>
          </table:table-cell>
          <table:table-cell office:value-type="float" office:value="4607">
            <text:p>4607</text:p>
          </table:table-cell>
          <table:table-cell office:value-type="float" office:value="7700">
            <text:p>7700</text:p>
          </table:table-cell>
          <table:table-cell office:value-type="float" office:value="12592">
            <text:p>12592</text:p>
          </table:table-cell>
          <table:table-cell office:value-type="float" office:value="-82.875">
            <text:p>-82.875</text:p>
          </table:table-cell>
          <table:table-cell office:value-type="float" office:value="168.5">
            <text:p>168.5</text:p>
          </table:table-cell>
          <table:table-cell office:value-type="float" office:value="-271.25">
            <text:p>-271.25</text:p>
          </table:table-cell>
          <table:table-cell office:value-type="float" office:value="-0.0179889298892989">
            <text:p>-0.0179889299</text:p>
          </table:table-cell>
          <table:table-cell office:value-type="float" office:value="0.0218831168831169">
            <text:p>0.0218831169</text:p>
          </table:table-cell>
          <table:table-cell office:value-type="float" office:value="-0.0215414548919949">
            <text:p>-0.0215414549</text:p>
          </table:table-cell>
          <table:table-cell office:value-type="float" office:value="0.937673004520636">
            <text:p>0.9376730045</text:p>
          </table:table-cell>
          <table:table-cell office:value-type="float" office:value="1.07752949586777">
            <text:p>1.0775294959</text:p>
          </table:table-cell>
          <table:table-cell office:value-type="float" office:value="0.925514415064591">
            <text:p>0.9255144151</text:p>
          </table:table-cell>
          <table:table-cell office:value-type="float" office:value="0">
            <text:p>0</text:p>
          </table:table-cell>
          <table:table-cell office:value-type="float" office:value="32.0202982301524">
            <text:p>32.0202982302</text:p>
          </table:table-cell>
          <table:table-cell office:value-type="float" office:value="-31.8295300048186">
            <text:p>-31.829530004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24">
            <text:p>324</text:p>
          </table:table-cell>
          <table:table-cell office:value-type="float" office:value="4575">
            <text:p>4575</text:p>
          </table:table-cell>
          <table:table-cell office:value-type="float" office:value="8235">
            <text:p>8235</text:p>
          </table:table-cell>
          <table:table-cell office:value-type="float" office:value="13693">
            <text:p>13693</text:p>
          </table:table-cell>
          <table:table-cell office:value-type="float" office:value="77.125">
            <text:p>77.125</text:p>
          </table:table-cell>
          <table:table-cell office:value-type="float" office:value="138.875">
            <text:p>138.875</text:p>
          </table:table-cell>
          <table:table-cell office:value-type="float" office:value="-325.25">
            <text:p>-325.25</text:p>
          </table:table-cell>
          <table:table-cell office:value-type="float" office:value="0.0168579234972678">
            <text:p>0.0168579235</text:p>
          </table:table-cell>
          <table:table-cell office:value-type="float" office:value="0.0168639951426837">
            <text:p>0.0168639951</text:p>
          </table:table-cell>
          <table:table-cell office:value-type="float" office:value="-0.0237530124881326">
            <text:p>-0.0237530125</text:p>
          </table:table-cell>
          <table:table-cell office:value-type="float" office:value="1.05955974382633">
            <text:p>1.0595597438</text:p>
          </table:table-cell>
          <table:table-cell office:value-type="float" office:value="1.05958139589045">
            <text:p>1.0595813959</text:p>
          </table:table-cell>
          <table:table-cell office:value-type="float" office:value="0.917970299271968">
            <text:p>0.9179702993</text:p>
          </table:table-cell>
          <table:table-cell table:number-columns-repeated="2" office:value-type="float" office:value="0">
            <text:p>0</text:p>
          </table:table-cell>
          <table:table-cell office:value-type="float" office:value="-28.8334808612162">
            <text:p>-28.833480861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59">
            <text:p>359</text:p>
          </table:table-cell>
          <table:table-cell office:value-type="float" office:value="5385">
            <text:p>5385</text:p>
          </table:table-cell>
          <table:table-cell office:value-type="float" office:value="8184">
            <text:p>8184</text:p>
          </table:table-cell>
          <table:table-cell office:value-type="float" office:value="13640">
            <text:p>13640</text:p>
          </table:table-cell>
          <table:table-cell office:value-type="float" office:value="-78.75">
            <text:p>-78.75</text:p>
          </table:table-cell>
          <table:table-cell office:value-type="float" office:value="-87">
            <text:p>-87</text:p>
          </table:table-cell>
          <table:table-cell office:value-type="float" office:value="-145">
            <text:p>-145</text:p>
          </table:table-cell>
          <table:table-cell office:value-type="float" office:value="-0.0146239554317549">
            <text:p>-0.0146239554</text:p>
          </table:table-cell>
          <table:table-cell table:number-columns-repeated="2" office:value-type="float" office:value="-0.0106304985337243">
            <text:p>-0.0106304985</text:p>
          </table:table-cell>
          <table:table-cell office:value-type="float" office:value="0.949235321730899">
            <text:p>0.9492353217</text:p>
          </table:table-cell>
          <table:table-cell table:number-columns-repeated="2" office:value-type="float" office:value="0.963014749830153">
            <text:p>0.96301474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4665">
            <text:p>4665</text:p>
          </table:table-cell>
          <table:table-cell office:value-type="float" office:value="7166">
            <text:p>7166</text:p>
          </table:table-cell>
          <table:table-cell office:value-type="float" office:value="12320">
            <text:p>12320</text:p>
          </table:table-cell>
          <table:table-cell office:value-type="float" office:value="-163.5">
            <text:p>-163.5</text:p>
          </table:table-cell>
          <table:table-cell office:value-type="float" office:value="-425.714285714286">
            <text:p>-425.7142857143</text:p>
          </table:table-cell>
          <table:table-cell office:value-type="float" office:value="417.375">
            <text:p>417.375</text:p>
          </table:table-cell>
          <table:table-cell office:value-type="float" office:value="-0.035048231511254">
            <text:p>-0.0350482315</text:p>
          </table:table-cell>
          <table:table-cell office:value-type="float" office:value="-0.0594075196363781">
            <text:p>-0.0594075196</text:p>
          </table:table-cell>
          <table:table-cell office:value-type="float" office:value="0.0338778409090909">
            <text:p>0.0338778409</text:p>
          </table:table-cell>
          <table:table-cell office:value-type="float" office:value="0.879738811633461">
            <text:p>0.8797388116</text:p>
          </table:table-cell>
          <table:table-cell office:value-type="float" office:value="0.798991017915796">
            <text:p>0.7989910179</text:p>
          </table:table-cell>
          <table:table-cell office:value-type="float" office:value="1.12082195106696">
            <text:p>1.1208219511</text:p>
          </table:table-cell>
          <table:table-cell office:value-type="float" office:value="-19.4283173253982">
            <text:p>-19.4283173254</text:p>
          </table:table-cell>
          <table:table-cell office:value-type="float" office:value="-11.3175563698385">
            <text:p>-11.3175563698</text:p>
          </table:table-cell>
          <table:table-cell office:value-type="float" office:value="20.804842687887">
            <text:p>20.804842687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36">
            <text:p>336</text:p>
          </table:table-cell>
          <table:table-cell office:value-type="float" office:value="4182">
            <text:p>4182</text:p>
          </table:table-cell>
          <table:table-cell office:value-type="float" office:value="6991">
            <text:p>6991</text:p>
          </table:table-cell>
          <table:table-cell office:value-type="float" office:value="12200">
            <text:p>12200</text:p>
          </table:table-cell>
          <table:table-cell office:value-type="float" office:value="-337.875">
            <text:p>-337.875</text:p>
          </table:table-cell>
          <table:table-cell office:value-type="float" office:value="-136.5">
            <text:p>-136.5</text:p>
          </table:table-cell>
          <table:table-cell office:value-type="float" office:value="585.25">
            <text:p>585.25</text:p>
          </table:table-cell>
          <table:table-cell office:value-type="float" office:value="-0.0807926829268293">
            <text:p>-0.0807926829</text:p>
          </table:table-cell>
          <table:table-cell office:value-type="float" office:value="-0.0195251037047633">
            <text:p>-0.0195251037</text:p>
          </table:table-cell>
          <table:table-cell office:value-type="float" office:value="0.0479713114754098">
            <text:p>0.0479713115</text:p>
          </table:table-cell>
          <table:table-cell office:value-type="float" office:value="0.730019426680547">
            <text:p>0.7300194267</text:p>
          </table:table-cell>
          <table:table-cell office:value-type="float" office:value="0.932409347195705">
            <text:p>0.9324093472</text:p>
          </table:table-cell>
          <table:table-cell office:value-type="float" office:value="1.17241003374429">
            <text:p>1.1724100337</text:p>
          </table:table-cell>
          <table:table-cell office:value-type="float" office:value="-8.22789202501344">
            <text:p>-8.227892025</text:p>
          </table:table-cell>
          <table:table-cell office:value-type="float" office:value="0">
            <text:p>0</text:p>
          </table:table-cell>
          <table:table-cell office:value-type="float" office:value="14.7930693945443">
            <text:p>14.793069394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3921">
            <text:p>3921</text:p>
          </table:table-cell>
          <table:table-cell office:value-type="float" office:value="6714">
            <text:p>6714</text:p>
          </table:table-cell>
          <table:table-cell office:value-type="float" office:value="14360">
            <text:p>14360</text:p>
          </table:table-cell>
          <table:table-cell office:value-type="float" office:value="-402.125">
            <text:p>-402.125</text:p>
          </table:table-cell>
          <table:table-cell office:value-type="float" office:value="-125.285714285714">
            <text:p>-125.2857142857</text:p>
          </table:table-cell>
          <table:table-cell office:value-type="float" office:value="397">
            <text:p>397</text:p>
          </table:table-cell>
          <table:table-cell office:value-type="float" office:value="-0.102556745728131">
            <text:p>-0.1025567457</text:p>
          </table:table-cell>
          <table:table-cell office:value-type="float" office:value="-0.0186603685263203">
            <text:p>-0.0186603685</text:p>
          </table:table-cell>
          <table:table-cell office:value-type="float" office:value="0.0276462395543176">
            <text:p>0.0276462396</text:p>
          </table:table-cell>
          <table:table-cell office:value-type="float" office:value="0.661666446696458">
            <text:p>0.6616664467</text:p>
          </table:table-cell>
          <table:table-cell office:value-type="float" office:value="0.935371200490814">
            <text:p>0.9353712005</text:p>
          </table:table-cell>
          <table:table-cell office:value-type="float" office:value="1.09825989498064">
            <text:p>1.098259895</text:p>
          </table:table-cell>
          <table:table-cell office:value-type="float" office:value="-6.40584724490038">
            <text:p>-6.4058472449</text:p>
          </table:table-cell>
          <table:table-cell office:value-type="float" office:value="0">
            <text:p>0</text:p>
          </table:table-cell>
          <table:table-cell office:value-type="float" office:value="25.4170223378804">
            <text:p>25.417022337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379">
            <text:p>3379</text:p>
          </table:table-cell>
          <table:table-cell office:value-type="float" office:value="5786">
            <text:p>5786</text:p>
          </table:table-cell>
          <table:table-cell office:value-type="float" office:value="12440">
            <text:p>12440</text:p>
          </table:table-cell>
          <table:table-cell office:value-type="float" office:value="-347">
            <text:p>-347</text:p>
          </table:table-cell>
          <table:table-cell office:value-type="float" office:value="-231.571428571429">
            <text:p>-231.5714285714</text:p>
          </table:table-cell>
          <table:table-cell office:value-type="float" office:value="282.285714285714">
            <text:p>282.2857142857</text:p>
          </table:table-cell>
          <table:table-cell office:value-type="float" office:value="-0.102693104468778">
            <text:p>-0.1026931045</text:p>
          </table:table-cell>
          <table:table-cell office:value-type="float" office:value="-0.0400227149276579">
            <text:p>-0.0400227149</text:p>
          </table:table-cell>
          <table:table-cell office:value-type="float" office:value="0.0226917776757005">
            <text:p>0.0226917777</text:p>
          </table:table-cell>
          <table:table-cell office:value-type="float" office:value="0.661244046821931">
            <text:p>0.6612440468</text:p>
          </table:table-cell>
          <table:table-cell office:value-type="float" office:value="0.863060060465151">
            <text:p>0.8630600605</text:p>
          </table:table-cell>
          <table:table-cell office:value-type="float" office:value="1.08043045874216">
            <text:p>1.0804304587</text:p>
          </table:table-cell>
          <table:table-cell office:value-type="float" office:value="-6.39686412444988">
            <text:p>-6.3968641244</text:p>
          </table:table-cell>
          <table:table-cell office:value-type="float" office:value="-16.9699117441428">
            <text:p>-16.9699117441</text:p>
          </table:table-cell>
          <table:table-cell office:value-type="float" office:value="30.8914599535961">
            <text:p>30.891459953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2899">
            <text:p>2899</text:p>
          </table:table-cell>
          <table:table-cell office:value-type="float" office:value="5582">
            <text:p>5582</text:p>
          </table:table-cell>
          <table:table-cell office:value-type="float" office:value="14499">
            <text:p>14499</text:p>
          </table:table-cell>
          <table:table-cell office:value-type="float" office:value="0">
            <text:p>0</text:p>
          </table:table-cell>
          <table:table-cell office:value-type="float" office:value="-476.8">
            <text:p>-476.8</text:p>
          </table:table-cell>
          <table:table-cell office:value-type="float" office:value="549.333333333333">
            <text:p>549.3333333333</text:p>
          </table:table-cell>
          <table:table-cell office:value-type="float" office:value="0">
            <text:p>0</text:p>
          </table:table-cell>
          <table:table-cell office:value-type="float" office:value="-0.0854174131135794">
            <text:p>-0.0854174131</text:p>
          </table:table-cell>
          <table:table-cell office:value-type="float" office:value="0.0378876704140515">
            <text:p>0.0378876704</text:p>
          </table:table-cell>
          <table:table-cell office:value-type="float" office:value="0.51">
            <text:p>0.51</text:p>
          </table:table-cell>
          <table:table-cell office:value-type="float" office:value="0.715339477649983">
            <text:p>0.7153394776</text:p>
          </table:table-cell>
          <table:table-cell office:value-type="float" office:value="1.13542037856521">
            <text:p>1.1354203786</text:p>
          </table:table-cell>
          <table:table-cell office:value-type="float" office:value="0">
            <text:p>0</text:p>
          </table:table-cell>
          <table:table-cell office:value-type="float" office:value="-7.76309255286055">
            <text:p>-7.7630925529</text:p>
          </table:table-cell>
          <table:table-cell office:value-type="float" office:value="18.639221058806">
            <text:p>18.639221058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2487">
            <text:p>2487</text:p>
          </table:table-cell>
          <table:table-cell office:value-type="float" office:value="5843">
            <text:p>5843</text:p>
          </table:table-cell>
          <table:table-cell office:value-type="float" office:value="15522">
            <text:p>15522</text:p>
          </table:table-cell>
          <table:table-cell office:value-type="float" office:value="0">
            <text:p>0</text:p>
          </table:table-cell>
          <table:table-cell office:value-type="float" office:value="-256.2">
            <text:p>-256.2</text:p>
          </table:table-cell>
          <table:table-cell office:value-type="float" office:value="683.2">
            <text:p>683.2</text:p>
          </table:table-cell>
          <table:table-cell office:value-type="float" office:value="0">
            <text:p>0</text:p>
          </table:table-cell>
          <table:table-cell office:value-type="float" office:value="-0.0438473386958754">
            <text:p>-0.0438473387</text:p>
          </table:table-cell>
          <table:table-cell office:value-type="float" office:value="0.0440149465275093">
            <text:p>0.0440149465</text:p>
          </table:table-cell>
          <table:table-cell office:value-type="float" office:value="0.51">
            <text:p>0.51</text:p>
          </table:table-cell>
          <table:table-cell office:value-type="float" office:value="0.850302589221429">
            <text:p>0.8503025892</text:p>
          </table:table-cell>
          <table:table-cell office:value-type="float" office:value="1.15784945126121">
            <text:p>1.1578494513</text:p>
          </table:table-cell>
          <table:table-cell office:value-type="float" office:value="0">
            <text:p>0</text:p>
          </table:table-cell>
          <table:table-cell office:value-type="float" office:value="-15.4590292943777">
            <text:p>-15.4590292944</text:p>
          </table:table-cell>
          <table:table-cell office:value-type="float" office:value="16.092081142793">
            <text:p>16.092081142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2134">
            <text:p>2134</text:p>
          </table:table-cell>
          <table:table-cell office:value-type="float" office:value="5812">
            <text:p>5812</text:p>
          </table:table-cell>
          <table:table-cell office:value-type="float" office:value="16171">
            <text:p>16171</text:p>
          </table:table-cell>
          <table:table-cell office:value-type="float" office:value="0">
            <text:p>0</text:p>
          </table:table-cell>
          <table:table-cell office:value-type="float" office:value="-206.25">
            <text:p>-206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4869236063317">
            <text:p>-0.0354869236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878264038002041">
            <text:p>0.878264038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-19.1838068543578">
            <text:p>-19.1838068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08">
            <text:p>308</text:p>
          </table:table-cell>
          <table:table-cell office:value-type="float" office:value="1830">
            <text:p>1830</text:p>
          </table:table-cell>
          <table:table-cell office:value-type="float" office:value="5544">
            <text:p>5544</text:p>
          </table:table-cell>
          <table:table-cell office:value-type="float" office:value="16847">
            <text:p>16847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88">
            <text:p>0.8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1570">
            <text:p>1570</text:p>
          </table:table-cell>
          <table:table-cell office:value-type="float" office:value="5314">
            <text:p>5314</text:p>
          </table:table-cell>
          <table:table-cell office:value-type="float" office:value="17552">
            <text:p>17552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71">
            <text:p>0.71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3">
            <text:p>93</text:p>
          </table:table-cell>
          <table:table-cell office:value-type="float" office:value="4289.25">
            <text:p>4289.25</text:p>
          </table:table-cell>
          <table:table-cell office:value-type="float" office:value="11653.75">
            <text:p>11653.75</text:p>
          </table:table-cell>
          <table:table-cell office:value-type="float" office:value="8.79">
            <text:p>8.79</text:p>
          </table:table-cell>
          <table:table-cell table:number-columns-repeated="3"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500">
            <text:p>500</text:p>
          </table:table-cell>
          <table:table-cell office:value-type="float" office:value="359">
            <text:p>359</text:p>
          </table:table-cell>
          <table:table-cell office:value-type="float" office:value="1347">
            <text:p>1347</text:p>
          </table:table-cell>
          <table:table-cell office:value-type="float" office:value="4935">
            <text:p>4935</text:p>
          </table:table-cell>
          <table:table-cell office:value-type="float" office:value="18286">
            <text:p>18286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88">
            <text:p>0.8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101.333333333333">
            <text:p>101.3333333333</text:p>
          </table:table-cell>
          <table:table-cell office:value-type="float" office:value="4237.33333333333">
            <text:p>4237.3333333333</text:p>
          </table:table-cell>
          <table:table-cell office:value-type="float" office:value="12237.3333333333">
            <text:p>12237.3333333333</text:p>
          </table:table-cell>
          <table:table-cell office:value-type="float" office:value="8.77333333333333">
            <text:p>8.77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450">
            <text:p>450</text:p>
          </table:table-cell>
          <table:table-cell office:value-type="float" office:value="311">
            <text:p>311</text:p>
          </table:table-cell>
          <table:table-cell office:value-type="float" office:value="1156">
            <text:p>1156</text:p>
          </table:table-cell>
          <table:table-cell office:value-type="float" office:value="4648">
            <text:p>4648</text:p>
          </table:table-cell>
          <table:table-cell office:value-type="float" office:value="19050">
            <text:p>19050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15">
            <text:p>-1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.3">
            <text:p>13.3</text:p>
          </table:table-cell>
          <table:table-cell office:value-type="float" office:value="16.7">
            <text:p>16.7</text:p>
          </table:table-cell>
          <table:table-cell office:value-type="float" office:value="25.6">
            <text:p>25.6</text:p>
          </table:table-cell>
          <table:table-cell office:value-type="float" office:value="12960">
            <text:p>12960</text:p>
          </table:table-cell>
          <table:table-cell office:value-type="float" office:value="12979">
            <text:p>12979</text:p>
          </table:table-cell>
          <table:table-cell office:value-type="float" office:value="14735">
            <text:p>147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1:09.04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982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702">
                <text:p>2970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30260">
                <text:p>3026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669">
                <text:p>2866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20336">
                <text:p>20336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629">
                <text:p>19629</text:p>
              </table:table-cell>
              <table:table-cell office:value-type="float" office:value="29829">
                <text:p>2982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185">
                <text:p>15185</text:p>
              </table:table-cell>
              <table:table-cell office:value-type="float" office:value="19344">
                <text:p>19344</text:p>
              </table:table-cell>
              <table:table-cell office:value-type="float" office:value="30316">
                <text:p>3031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523">
                <text:p>15523</text:p>
              </table:table-cell>
              <table:table-cell office:value-type="float" office:value="20160">
                <text:p>20160</text:p>
              </table:table-cell>
              <table:table-cell office:value-type="float" office:value="28808">
                <text:p>2880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033">
                <text:p>16033</text:p>
              </table:table-cell>
              <table:table-cell office:value-type="float" office:value="20881">
                <text:p>20881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380">
                <text:p>15380</text:p>
              </table:table-cell>
              <table:table-cell office:value-type="float" office:value="21828">
                <text:p>21828</text:p>
              </table:table-cell>
              <table:table-cell office:value-type="float" office:value="29829">
                <text:p>2982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280">
                <text:p>15280</text:p>
              </table:table-cell>
              <table:table-cell office:value-type="float" office:value="22268">
                <text:p>22268</text:p>
              </table:table-cell>
              <table:table-cell office:value-type="float" office:value="30316">
                <text:p>3031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530">
                <text:p>15530</text:p>
              </table:table-cell>
              <table:table-cell office:value-type="float" office:value="20913">
                <text:p>20913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000">
                <text:p>16000</text:p>
              </table:table-cell>
              <table:table-cell office:value-type="float" office:value="20368">
                <text:p>20368</text:p>
              </table:table-cell>
              <table:table-cell office:value-type="float" office:value="28101">
                <text:p>2810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380">
                <text:p>15380</text:p>
              </table:table-cell>
              <table:table-cell office:value-type="float" office:value="20293">
                <text:p>20293</text:p>
              </table:table-cell>
              <table:table-cell office:value-type="float" office:value="29887">
                <text:p>2988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172">
                <text:p>15172</text:p>
              </table:table-cell>
              <table:table-cell office:value-type="float" office:value="20420">
                <text:p>20420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492">
                <text:p>15492</text:p>
              </table:table-cell>
              <table:table-cell office:value-type="float" office:value="20788">
                <text:p>20788</text:p>
              </table:table-cell>
              <table:table-cell office:value-type="float" office:value="28717">
                <text:p>2871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71">
                <text:p>15871</text:p>
              </table:table-cell>
              <table:table-cell office:value-type="float" office:value="20777">
                <text:p>20777</text:p>
              </table:table-cell>
              <table:table-cell office:value-type="float" office:value="31615">
                <text:p>3161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972">
                <text:p>15972</text:p>
              </table:table-cell>
              <table:table-cell office:value-type="float" office:value="22228">
                <text:p>22228</text:p>
              </table:table-cell>
              <table:table-cell office:value-type="float" office:value="33577">
                <text:p>3357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399">
                <text:p>22399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300">
                <text:p>21300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6001">
                <text:p>16001</text:p>
              </table:table-cell>
              <table:table-cell office:value-type="float" office:value="23028">
                <text:p>23028</text:p>
              </table:table-cell>
              <table:table-cell office:value-type="float" office:value="31701">
                <text:p>3170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20625">
                <text:p>20625</text:p>
              </table:table-cell>
              <table:table-cell office:value-type="float" office:value="33577">
                <text:p>335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074">
                <text:p>14074</text:p>
              </table:table-cell>
              <table:table-cell office:value-type="float" office:value="20678">
                <text:p>20678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392">
                <text:p>12392</text:p>
              </table:table-cell>
              <table:table-cell office:value-type="float" office:value="21048">
                <text:p>21048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20810">
                <text:p>20810</text:p>
              </table:table-cell>
              <table:table-cell office:value-type="float" office:value="31967">
                <text:p>3196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20146">
                <text:p>20146</text:p>
              </table:table-cell>
              <table:table-cell office:value-type="float" office:value="33679">
                <text:p>3367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35">
                <text:p>12835</text:p>
              </table:table-cell>
              <table:table-cell office:value-type="float" office:value="19618">
                <text:p>19618</text:p>
              </table:table-cell>
              <table:table-cell office:value-type="float" office:value="33976">
                <text:p>3397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92">
                <text:p>12392</text:p>
              </table:table-cell>
              <table:table-cell office:value-type="float" office:value="19088">
                <text:p>19088</text:p>
              </table:table-cell>
              <table:table-cell office:value-type="float" office:value="33351">
                <text:p>3335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488">
                <text:p>17488</text:p>
              </table:table-cell>
              <table:table-cell office:value-type="float" office:value="29768">
                <text:p>2976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358">
                <text:p>17358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40">
                <text:p>12440</text:p>
              </table:table-cell>
              <table:table-cell office:value-type="float" office:value="16724">
                <text:p>16724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749">
                <text:p>15749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418">
                <text:p>1541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444">
                <text:p>15444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078">
                <text:p>12078</text:p>
              </table:table-cell>
              <table:table-cell office:value-type="float" office:value="15902">
                <text:p>15902</text:p>
              </table:table-cell>
              <table:table-cell office:value-type="float" office:value="22313">
                <text:p>2231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28">
                <text:p>11728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430">
                <text:p>16430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202">
                <text:p>16202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608">
                <text:p>11608</text:p>
              </table:table-cell>
              <table:table-cell office:value-type="float" office:value="15468">
                <text:p>15468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5115">
                <text:p>15115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4925">
                <text:p>14925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852">
                <text:p>1485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05">
                <text:p>11305</text:p>
              </table:table-cell>
              <table:table-cell office:value-type="float" office:value="14924">
                <text:p>14924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5058">
                <text:p>15058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82">
                <text:p>10982</text:p>
              </table:table-cell>
              <table:table-cell office:value-type="float" office:value="14535">
                <text:p>14535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434">
                <text:p>10434</text:p>
              </table:table-cell>
              <table:table-cell office:value-type="float" office:value="14512">
                <text:p>1451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405">
                <text:p>10405</text:p>
              </table:table-cell>
              <table:table-cell office:value-type="float" office:value="14424">
                <text:p>14424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916">
                <text:p>9916</text:p>
              </table:table-cell>
              <table:table-cell office:value-type="float" office:value="14282">
                <text:p>14282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652">
                <text:p>13652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330">
                <text:p>9330</text:p>
              </table:table-cell>
              <table:table-cell office:value-type="float" office:value="13180">
                <text:p>13180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57">
                <text:p>8857</text:p>
              </table:table-cell>
              <table:table-cell office:value-type="float" office:value="12942">
                <text:p>12942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410">
                <text:p>7410</text:p>
              </table:table-cell>
              <table:table-cell office:value-type="float" office:value="12432">
                <text:p>12432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435">
                <text:p>6435</text:p>
              </table:table-cell>
              <table:table-cell office:value-type="float" office:value="12708">
                <text:p>12708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11818">
                <text:p>11818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415">
                <text:p>5415</text:p>
              </table:table-cell>
              <table:table-cell office:value-type="float" office:value="11274">
                <text:p>11274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850">
                <text:p>5850</text:p>
              </table:table-cell>
              <table:table-cell office:value-type="float" office:value="10530">
                <text:p>10530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848">
                <text:p>5848</text:p>
              </table:table-cell>
              <table:table-cell office:value-type="float" office:value="10296">
                <text:p>10296</text:p>
              </table:table-cell>
              <table:table-cell office:value-type="float" office:value="17350">
                <text:p>1735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930">
                <text:p>4930</text:p>
              </table:table-cell>
              <table:table-cell office:value-type="float" office:value="9912">
                <text:p>9912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508">
                <text:p>5508</text:p>
              </table:table-cell>
              <table:table-cell office:value-type="float" office:value="10020">
                <text:p>1002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910">
                <text:p>5910</text:p>
              </table:table-cell>
              <table:table-cell office:value-type="float" office:value="9660">
                <text:p>9660</text:p>
              </table:table-cell>
              <table:table-cell office:value-type="float" office:value="18440">
                <text:p>18440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9288">
                <text:p>9288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350">
                <text:p>4350</text:p>
              </table:table-cell>
              <table:table-cell office:value-type="float" office:value="8949">
                <text:p>894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860">
                <text:p>4860</text:p>
              </table:table-cell>
              <table:table-cell office:value-type="float" office:value="8710">
                <text:p>8710</text:p>
              </table:table-cell>
              <table:table-cell office:value-type="float" office:value="15760">
                <text:p>157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743">
                <text:p>4743</text:p>
              </table:table-cell>
              <table:table-cell office:value-type="float" office:value="8110">
                <text:p>8110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607">
                <text:p>4607</text:p>
              </table:table-cell>
              <table:table-cell office:value-type="float" office:value="7710">
                <text:p>7710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040">
                <text:p>5040</text:p>
              </table:table-cell>
              <table:table-cell office:value-type="float" office:value="7820">
                <text:p>7820</text:p>
              </table:table-cell>
              <table:table-cell office:value-type="float" office:value="12960">
                <text:p>1296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100">
                <text:p>5100</text:p>
              </table:table-cell>
              <table:table-cell office:value-type="float" office:value="8500">
                <text:p>8500</text:p>
              </table:table-cell>
              <table:table-cell office:value-type="float" office:value="14360">
                <text:p>143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7812">
                <text:p>7812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065">
                <text:p>4065</text:p>
              </table:table-cell>
              <table:table-cell office:value-type="float" office:value="7588">
                <text:p>7588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665">
                <text:p>4665</text:p>
              </table:table-cell>
              <table:table-cell office:value-type="float" office:value="7975">
                <text:p>7975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743">
                <text:p>4743</text:p>
              </table:table-cell>
              <table:table-cell office:value-type="float" office:value="7381">
                <text:p>7381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607">
                <text:p>4607</text:p>
              </table:table-cell>
              <table:table-cell office:value-type="float" office:value="7700">
                <text:p>7700</text:p>
              </table:table-cell>
              <table:table-cell office:value-type="float" office:value="12592">
                <text:p>1259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575">
                <text:p>4575</text:p>
              </table:table-cell>
              <table:table-cell office:value-type="float" office:value="8235">
                <text:p>8235</text:p>
              </table:table-cell>
              <table:table-cell office:value-type="float" office:value="13693">
                <text:p>1369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385">
                <text:p>5385</text:p>
              </table:table-cell>
              <table:table-cell office:value-type="float" office:value="8184">
                <text:p>8184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665">
                <text:p>4665</text:p>
              </table:table-cell>
              <table:table-cell office:value-type="float" office:value="7166">
                <text:p>7166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182">
                <text:p>4182</text:p>
              </table:table-cell>
              <table:table-cell office:value-type="float" office:value="6991">
                <text:p>6991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921">
                <text:p>3921</text:p>
              </table:table-cell>
              <table:table-cell office:value-type="float" office:value="6714">
                <text:p>6714</text:p>
              </table:table-cell>
              <table:table-cell office:value-type="float" office:value="14360">
                <text:p>1436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379">
                <text:p>3379</text:p>
              </table:table-cell>
              <table:table-cell office:value-type="float" office:value="5786">
                <text:p>5786</text:p>
              </table:table-cell>
              <table:table-cell office:value-type="float" office:value="12440">
                <text:p>1244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899">
                <text:p>2899</text:p>
              </table:table-cell>
              <table:table-cell office:value-type="float" office:value="5582">
                <text:p>5582</text:p>
              </table:table-cell>
              <table:table-cell office:value-type="float" office:value="14499">
                <text:p>1449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487">
                <text:p>2487</text:p>
              </table:table-cell>
              <table:table-cell office:value-type="float" office:value="5843">
                <text:p>5843</text:p>
              </table:table-cell>
              <table:table-cell office:value-type="float" office:value="15522">
                <text:p>1552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134">
                <text:p>2134</text:p>
              </table:table-cell>
              <table:table-cell office:value-type="float" office:value="5812">
                <text:p>5812</text:p>
              </table:table-cell>
              <table:table-cell office:value-type="float" office:value="16171">
                <text:p>1617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830">
                <text:p>1830</text:p>
              </table:table-cell>
              <table:table-cell office:value-type="float" office:value="5544">
                <text:p>5544</text:p>
              </table:table-cell>
              <table:table-cell office:value-type="float" office:value="16847">
                <text:p>1684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570">
                <text:p>1570</text:p>
              </table:table-cell>
              <table:table-cell office:value-type="float" office:value="5314">
                <text:p>5314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347">
                <text:p>1347</text:p>
              </table:table-cell>
              <table:table-cell office:value-type="float" office:value="4935">
                <text:p>4935</text:p>
              </table:table-cell>
              <table:table-cell office:value-type="float" office:value="18286">
                <text:p>1828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156">
                <text:p>1156</text:p>
              </table:table-cell>
              <table:table-cell office:value-type="float" office:value="4648">
                <text:p>4648</text:p>
              </table:table-cell>
              <table:table-cell office:value-type="float" office:value="19050">
                <text:p>19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15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89.25">
                <text:p>4289.2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237.33333333333">
                <text:p>423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8cm" svg:y="1.404cm" svg:width="31.05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77333333333333">
                <text:p>8.77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6cm" svg:y="1.352cm" svg:width="31.50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956996210794">
                <text:p>1.1895699621079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119177194285">
                <text:p>1.1611917719428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395927101989">
                <text:p>1.113959271019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104730871054">
                <text:p>1.010473087105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9264567682949">
                <text:p>0.99926456768294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7400146687981">
                <text:p>0.9974001466879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254075792101">
                <text:p>1.1025407579210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0398342731957">
                <text:p>1.0039834273195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198861769226">
                <text:p>1.0119886176922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992627154351">
                <text:p>1.0199262715435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904755594466">
                <text:p>1.0390475559446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647915320495">
                <text:p>1.0464791532049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853226707691">
                <text:p>1.0585322670769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69266200812">
                <text:p>1.066926620081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672778432822">
                <text:p>1.0367277843282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0889866165769">
                <text:p>1.0088986616576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2662463255564">
                <text:p>1.0266246325556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346740952767">
                <text:p>1.0234674095276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746882607618">
                <text:p>1.0774688260761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6507771437704">
                <text:p>0.8650777143770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22666471023">
                <text:p>1.022266647102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5759443548539">
                <text:p>0.95575944354853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286153328441">
                <text:p>1.0528615332844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8524961790459">
                <text:p>0.85852496179045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29836442234372">
                <text:p>0.92983644223437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7233578519217">
                <text:p>0.95723357851921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0911658879009">
                <text:p>0.90091165887900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23959791388729">
                <text:p>0.82395979138872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2674092871138">
                <text:p>0.99267409287113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2004525309371">
                <text:p>0.97200452530937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3791223554047">
                <text:p>0.98379122355404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438793936992">
                <text:p>0.97943879393699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5832065007271">
                <text:p>0.92583206500727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6162711994645">
                <text:p>0.94616271199464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8804040644956">
                <text:p>0.97880404064495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426340338343">
                <text:p>1.00426340338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9008764159607">
                <text:p>0.97900876415960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98133800389071">
                <text:p>0.99813380038907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3717797207844">
                <text:p>0.98371779720784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5253970399176">
                <text:p>0.96525397039917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0903284976632">
                <text:p>0.92090328497663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86135489780491">
                <text:p>0.98613548978049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5905613228641">
                <text:p>0.94590561322864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0924930195491">
                <text:p>0.91092493019549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85535227166242">
                <text:p>0.98553522716624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35556803170952">
                <text:p>0.83555680317095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26270280993182">
                <text:p>0.92627028099318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78659250368864">
                <text:p>0.87865925036886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35160530832775">
                <text:p>0.93516053083277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79512033780555">
                <text:p>0.87951203378055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8425615832339">
                <text:p>0.93842561583233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31612655641001">
                <text:p>0.93161265564100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8015185894279">
                <text:p>0.92801518589427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48923786853201">
                <text:p>0.94892378685320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6026375323183">
                <text:p>0.8602637532318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08712952239234">
                <text:p>0.80871295223923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34133093100189">
                <text:p>0.93413309310018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788249232007396">
                <text:p>0.78824923200739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62000531912496">
                <text:p>0.86200053191249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65533754601979">
                <text:p>0.96553375460197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06497800739219">
                <text:p>0.90649780073921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17698876970128">
                <text:p>0.91769887697012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16118680542383">
                <text:p>0.9161186805423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1050193664007">
                <text:p>0.92105019366400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37673004520636">
                <text:p>0.93767300452063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1528799752361">
                <text:p>1.0152879975236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15177233421877">
                <text:p>0.91517723342187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7752949586777">
                <text:p>1.0775294958677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58139589045">
                <text:p>1.0595813958904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63014749830153">
                <text:p>0.96301474983015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798991017915796">
                <text:p>0.79899101791579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32409347195705">
                <text:p>0.93240934719570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35371200490814">
                <text:p>0.9353712004908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63060060465151">
                <text:p>0.86306006046515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715339477649983">
                <text:p>0.71533947764998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850302589221429">
                <text:p>0.85030258922142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878264038002041">
                <text:p>0.87826403800204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1653.75">
                <text:p>11653.7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2237.3333333333">
                <text:p>1223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